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3.54mm"/>
    </style:style>
    <style:style style:name="co2" style:family="table-column">
      <style:table-column-properties fo:break-before="auto" style:column-width="177.15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0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10.95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7.71mm"/>
    </style:style>
    <style:style style:name="co14" style:family="table-column">
      <style:table-column-properties fo:break-before="auto" style:column-width="29.23mm"/>
    </style:style>
    <style:style style:name="co15" style:family="table-column">
      <style:table-column-properties fo:break-before="auto" style:column-width="31.13mm"/>
    </style:style>
    <style:style style:name="co16" style:family="table-column">
      <style:table-column-properties fo:break-before="auto" style:column-width="31.68mm"/>
    </style:style>
    <style:style style:name="co17" style:family="table-column">
      <style:table-column-properties fo:break-before="auto" style:column-width="33.04mm"/>
    </style:style>
    <style:style style:name="co18" style:family="table-column">
      <style:table-column-properties fo:break-before="auto" style:column-width="37.13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5.22mm"/>
    </style:style>
    <style:style style:name="co21" style:family="table-column">
      <style:table-column-properties fo:break-before="auto" style:column-width="28.95mm"/>
    </style:style>
    <style:style style:name="co22" style:family="table-column">
      <style:table-column-properties fo:break-before="auto" style:column-width="43.39mm"/>
    </style:style>
    <style:style style:name="co23" style:family="table-column">
      <style:table-column-properties fo:break-before="auto" style:column-width="25.14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27.59mm"/>
    </style:style>
    <style:style style:name="co26" style:family="table-column">
      <style:table-column-properties fo:break-before="auto" style:column-width="24.87mm"/>
    </style:style>
    <style:style style:name="co27" style:family="table-column">
      <style:table-column-properties fo:break-before="auto" style:column-width="39.3mm"/>
    </style:style>
    <style:style style:name="co28" style:family="table-column">
      <style:table-column-properties fo:break-before="auto" style:column-width="9.61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7.78mm"/>
    </style:style>
    <style:style style:name="co31" style:family="table-column">
      <style:table-column-properties fo:break-before="auto" style:column-width="15.33mm"/>
    </style:style>
    <style:style style:name="co32" style:family="table-column">
      <style:table-column-properties fo:break-before="auto" style:column-width="39.03mm"/>
    </style:style>
    <style:style style:name="co33" style:family="table-column">
      <style:table-column-properties fo:break-before="auto" style:column-width="22.42mm"/>
    </style:style>
    <style:style style:name="co34" style:family="table-column">
      <style:table-column-properties fo:break-before="auto" style:column-width="33.85mm"/>
    </style:style>
    <style:style style:name="co35" style:family="table-column">
      <style:table-column-properties fo:break-before="auto" style:column-width="22.97mm"/>
    </style:style>
    <style:style style:name="co36" style:family="table-column">
      <style:table-column-properties fo:break-before="auto" style:column-width="37.68mm"/>
    </style:style>
    <style:style style:name="co37" style:family="table-column">
      <style:table-column-properties fo:break-before="auto" style:column-width="39.85mm"/>
    </style:style>
    <style:style style:name="co38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bo</text:p>
          </table:table-cell>
          <table:table-cell office:value-type="string" calcext:value-type="string">
            <text:p>cboModified</text:p>
          </table:table-cell>
          <table:table-cell office:value-type="string" calcext:value-type="string">
            <text:p>fanin</text:p>
          </table:table-cell>
          <table:table-cell office:value-type="string" calcext:value-type="string">
            <text:p>fanout</text:p>
          </table:table-cell>
          <table:table-cell office:value-type="string" calcext:value-type="string">
            <text:p>wmc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lcom</text:p>
          </table:table-cell>
          <table:table-cell office:value-type="string" calcext:value-type="string">
            <text:p>lcom*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totalMethodsQty</text:p>
          </table:table-cell>
          <table:table-cell office:value-type="string" calcext:value-type="string">
            <text:p>staticMethodsQty</text:p>
          </table:table-cell>
          <table:table-cell office:value-type="string" calcext:value-type="string">
            <text:p>publicMethodsQty</text:p>
          </table:table-cell>
          <table:table-cell office:value-type="string" calcext:value-type="string">
            <text:p>privateMethodsQty</text:p>
          </table:table-cell>
          <table:table-cell office:value-type="string" calcext:value-type="string">
            <text:p>protectedMethodsQty</text:p>
          </table:table-cell>
          <table:table-cell office:value-type="string" calcext:value-type="string">
            <text:p>defaultMethodsQty</text:p>
          </table:table-cell>
          <table:table-cell office:value-type="string" calcext:value-type="string">
            <text:p>visibleMethodsQty</text:p>
          </table:table-cell>
          <table:table-cell office:value-type="string" calcext:value-type="string">
            <text:p>abstractMethodsQty</text:p>
          </table:table-cell>
          <table:table-cell office:value-type="string" calcext:value-type="string">
            <text:p>finalMethodsQty</text:p>
          </table:table-cell>
          <table:table-cell office:value-type="string" calcext:value-type="string">
            <text:p>synchronizedMethodsQty</text:p>
          </table:table-cell>
          <table:table-cell office:value-type="string" calcext:value-type="string">
            <text:p>totalFieldsQty</text:p>
          </table:table-cell>
          <table:table-cell office:value-type="string" calcext:value-type="string">
            <text:p>staticFieldsQty</text:p>
          </table:table-cell>
          <table:table-cell office:value-type="string" calcext:value-type="string">
            <text:p>publicFieldsQty</text:p>
          </table:table-cell>
          <table:table-cell office:value-type="string" calcext:value-type="string">
            <text:p>privateFieldsQty</text:p>
          </table:table-cell>
          <table:table-cell office:value-type="string" calcext:value-type="string">
            <text:p>protectedFieldsQty</text:p>
          </table:table-cell>
          <table:table-cell office:value-type="string" calcext:value-type="string">
            <text:p>defaultFieldsQty</text:p>
          </table:table-cell>
          <table:table-cell office:value-type="string" calcext:value-type="string">
            <text:p>finalFieldsQty</text:p>
          </table:table-cell>
          <table:table-cell office:value-type="string" calcext:value-type="string">
            <text:p>synchronizedFieldsQty</text:p>
          </table:table-cell>
          <table:table-cell office:value-type="string" calcext:value-type="string">
            <text:p>nos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returnQty</text:p>
          </table:table-cell>
          <table:table-cell office:value-type="string" calcext:value-type="string">
            <text:p>loopQty</text:p>
          </table:table-cell>
          <table:table-cell office:value-type="string" calcext:value-type="string">
            <text:p>comparisonsQty</text:p>
          </table:table-cell>
          <table:table-cell office:value-type="string" calcext:value-type="string">
            <text:p>tryCatchQty</text:p>
          </table:table-cell>
          <table:table-cell office:value-type="string" calcext:value-type="string">
            <text:p>parenthesizedExpsQty</text:p>
          </table:table-cell>
          <table:table-cell office:value-type="string" calcext:value-type="string">
            <text:p>stringLiteralsQty</text:p>
          </table:table-cell>
          <table:table-cell office:value-type="string" calcext:value-type="string">
            <text:p>numbersQty</text:p>
          </table:table-cell>
          <table:table-cell office:value-type="string" calcext:value-type="string">
            <text:p>assignmentsQty</text:p>
          </table:table-cell>
          <table:table-cell office:value-type="string" calcext:value-type="string">
            <text:p>mathOperationsQty</text:p>
          </table:table-cell>
          <table:table-cell office:value-type="string" calcext:value-type="string">
            <text:p>variablesQty</text:p>
          </table:table-cell>
          <table:table-cell office:value-type="string" calcext:value-type="string">
            <text:p>maxNestedBlocksQty</text:p>
          </table:table-cell>
          <table:table-cell office:value-type="string" calcext:value-type="string">
            <text:p>anonymousClassesQty</text:p>
          </table:table-cell>
          <table:table-cell office:value-type="string" calcext:value-type="string">
            <text:p>innerClassesQty</text:p>
          </table:table-cell>
          <table:table-cell office:value-type="string" calcext:value-type="string">
            <text:p>lambdasQty</text:p>
          </table:table-cell>
          <table:table-cell office:value-type="string" calcext:value-type="string">
            <text:p>uniqueWordsQty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logStatementsQty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LineColorPicker.java</text:p>
          </table:table-cell>
          <table:table-cell office:value-type="string" calcext:value-type="string">
            <text:p>dev.dworks.apps.anexplorer.ui.LineColorPicker$SavedState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66667" calcext:value-type="float">
            <text:p>0.41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ExplorerProvider.java</text:p>
          </table:table-cell>
          <table:table-cell office:value-type="string" calcext:value-type="string">
            <text:p>dev.dworks.apps.anexplorer.provider.ExplorerProvider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666667" calcext:value-type="float">
            <text:p>0.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GridDocumentHolder.java</text:p>
          </table:table-cell>
          <table:table-cell office:value-type="string" calcext:value-type="string">
            <text:p>dev.dworks.apps.anexplorer.directory.GridDocumentHolder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tting/GeneralPreferenceFragment.java</text:p>
          </table:table-cell>
          <table:table-cell office:value-type="string" calcext:value-type="string">
            <text:p>dev.dworks.apps.anexplorer.setting.GeneralPreferenceFragment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PurchaseActivity.java</text:p>
          </table:table-cell>
          <table:table-cell office:value-type="string" calcext:value-type="string">
            <text:p>dev.dworks.apps.anexplorer.PurchaseActivity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8888889" calcext:value-type="float">
            <text:p>0.888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AppsProvider.java</text:p>
          </table:table-cell>
          <table:table-cell office:value-type="string" calcext:value-type="string">
            <text:p>dev.dworks.apps.anexplorer.provider.AppsProvider$DocumentCurs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ui/BezierSCurveInterpolator.java</text:p>
          </table:table-cell>
          <table:table-cell office:value-type="string" calcext:value-type="string">
            <text:p>dev.dworks.apps.anexplorer.ui.BezierSCurveInterpolator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7" calcext:value-type="float">
            <text:p>0.666666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roviderExecutor.java</text:p>
          </table:table-cell>
          <table:table-cell office:value-type="string" calcext:value-type="string">
            <text:p>dev.dworks.apps.anexplorer.misc.ProviderExecuto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Operation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RootInfo.java</text:p>
          </table:table-cell>
          <table:table-cell office:value-type="string" calcext:value-type="string">
            <text:p>dev.dworks.apps.anexplorer.model.RootInfo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97" calcext:value-type="float">
            <text:p>697</text:p>
          </table:table-cell>
          <table:table-cell office:value-type="float" office:value="0.8975609" calcext:value-type="float">
            <text:p>0.8975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18" calcext:value-type="float">
            <text:p>51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StorageProvider.java</text:p>
          </table:table-cell>
          <table:table-cell office:value-type="string" calcext:value-type="string">
            <text:p>dev.dworks.apps.anexplorer.provider.StorageProvider$ImageThumbnail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pplication.java</text:p>
          </table:table-cell>
          <table:table-cell office:value-type="string" calcext:value-type="string">
            <text:p>dev.dworks.apps.anexplorer.DocumentsApplication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ui/DirectoryCommonView.java</text:p>
          </table:table-cell>
          <table:table-cell office:value-type="string" calcext:value-type="string">
            <text:p>DirectoryCommonView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PurchaseActivity.java</text:p>
          </table:table-cell>
          <table:table-cell office:value-type="string" calcext:value-type="string">
            <text:p>dev.dworks.apps.anexplorer.PurchaseActivity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PurchaseActivity.java</text:p>
          </table:table-cell>
          <table:table-cell office:value-type="string" calcext:value-type="string">
            <text:p>dev.dworks.apps.anexplorer.PurchaseActivity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MediaDocumentsProvider.java</text:p>
          </table:table-cell>
          <table:table-cell office:value-type="string" calcext:value-type="string">
            <text:p>dev.dworks.apps.anexplorer.provider.MediaDocumentsProvider$Video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RootsCache.java</text:p>
          </table:table-cell>
          <table:table-cell office:value-type="string" calcext:value-type="string">
            <text:p>dev.dworks.apps.anexplorer.misc.RootsCache$RootsChangedObserv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PurchaseActivity.java</text:p>
          </table:table-cell>
          <table:table-cell office:value-type="string" calcext:value-type="string">
            <text:p>dev.dworks.apps.anexplorer.PurchaseActivity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DividerItemDecoration.java</text:p>
          </table:table-cell>
          <table:table-cell office:value-type="string" calcext:value-type="string">
            <text:p>dev.dworks.apps.anexplorer.directory.DividerItemDecoration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arcelFileDescriptorUtil.java</text:p>
          </table:table-cell>
          <table:table-cell office:value-type="string" calcext:value-type="string">
            <text:p>dev.dworks.apps.anexplorer.misc.ParcelFileDescriptorUtil$TransferThread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referenceUtils.java</text:p>
          </table:table-cell>
          <table:table-cell office:value-type="string" calcext:value-type="string">
            <text:p>dev.dworks.apps.anexplorer.misc.PreferenceUtils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misc/AnalyticsManager.java</text:p>
          </table:table-cell>
          <table:table-cell office:value-type="string" calcext:value-type="string">
            <text:p>dev.dworks.apps.anexplorer.misc.AnalyticsManager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9714286" calcext:value-type="float">
            <text:p>0.97142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NonMediaDocumentsProvider.java</text:p>
          </table:table-cell>
          <table:table-cell office:value-type="string" calcext:value-type="string">
            <text:p>dev.dworks.apps.anexplorer.provider.NonMediaDocumentsProvider$File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AppItem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HeatMapProvider.java</text:p>
          </table:table-cell>
          <table:table-cell office:value-type="string" calcext:value-type="string">
            <text:p>dev.dworks.apps.anexplorer.provider.HeatMapProvider$DirectoryCurs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DialogCommonBuilder.java</text:p>
          </table:table-cell>
          <table:table-cell office:value-type="string" calcext:value-type="string">
            <text:p>dev.dworks.apps.anexplorer.common.DialogCommonBuilder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DialogCommonBuilder.java</text:p>
          </table:table-cell>
          <table:table-cell office:value-type="string" calcext:value-type="string">
            <text:p>dev.dworks.apps.anexplorer.common.DialogCommonBuild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UsbStorageProvider.java</text:p>
          </table:table-cell>
          <table:table-cell office:value-type="string" calcext:value-type="string">
            <text:p>dev.dworks.apps.anexplorer.provider.UsbStorageProvid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ui/ProgressDrawable.java</text:p>
          </table:table-cell>
          <table:table-cell office:value-type="string" calcext:value-type="string">
            <text:p>dev.dworks.apps.anexplorer.ui.ProgressDrawable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0.8806819" calcext:value-type="float">
            <text:p>0.880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Arrays.java</text:p>
          </table:table-cell>
          <table:table-cell office:value-type="string" calcext:value-type="string">
            <text:p>dev.dworks.apps.anexplorer.libcore.io.Arrays</text:p>
          </table:table-cell>
          <table:table-cell office:value-type="string" calcext:value-type="string">
            <text:p>cl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HomeFragment.java</text:p>
          </table:table-cell>
          <table:table-cell office:value-type="string" calcext:value-type="string">
            <text:p>dev.dworks.apps.anexplorer.fragment.HomeFragment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HomeFragment.java</text:p>
          </table:table-cell>
          <table:table-cell office:value-type="string" calcext:value-type="string">
            <text:p>dev.dworks.apps.anexplorer.fragment.Home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HomeFragment.java</text:p>
          </table:table-cell>
          <table:table-cell office:value-type="string" calcext:value-type="string">
            <text:p>dev.dworks.apps.anexplorer.fragment.HomeFragment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MainViewHolder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RootComparat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LongCompat.java</text:p>
          </table:table-cell>
          <table:table-cell office:value-type="string" calcext:value-type="string">
            <text:p>dev.dworks.apps.anexplorer.libcore.io.LongCompat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ui/CommonFrameLayout.java</text:p>
          </table:table-cell>
          <table:table-cell office:value-type="string" calcext:value-type="string">
            <text:p>CommonFrameLayout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provider/RawDocumentFile.java</text:p>
          </table:table-cell>
          <table:table-cell office:value-type="string" calcext:value-type="string">
            <text:p>android.support.provider.RawDocumentFile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15789473" calcext:value-type="float">
            <text:p>0.1578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ecentsCreateFragment.java</text:p>
          </table:table-cell>
          <table:table-cell office:value-type="string" calcext:value-type="string">
            <text:p>dev.dworks.apps.anexplorer.fragment.RecentsCreateFragment$RecentsCreateLoa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ConnectionsAdapter.java</text:p>
          </table:table-cell>
          <table:table-cell office:value-type="string" calcext:value-type="string">
            <text:p>dev.dworks.apps.anexplorer.adapter.ConnectionsAdapter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70000005" calcext:value-type="float">
            <text:p>0.7000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loud/CloudConnection.java</text:p>
          </table:table-cell>
          <table:table-cell office:value-type="string" calcext:value-type="string">
            <text:p>dev.dworks.apps.anexplorer.cloud.CloudConnection$CreateConnection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ColorPreference.java</text:p>
          </table:table-cell>
          <table:table-cell office:value-type="string" calcext:value-type="string">
            <text:p>dev.dworks.apps.anexplorer.ui.ColorPreference$ColorDialogFragment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MultiSelectionUtil.java</text:p>
          </table:table-cell>
          <table:table-cell office:value-type="string" calcext:value-type="string">
            <text:p>dev.dworks.apps.anexplorer.misc.MultiSelectionUtil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ui/DirectoryCommonView.java</text:p>
          </table:table-cell>
          <table:table-cell office:value-type="string" calcext:value-type="string">
            <text:p>DirectoryCommonView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reateFileFragment.java</text:p>
          </table:table-cell>
          <table:table-cell office:value-type="string" calcext:value-type="string">
            <text:p>dev.dworks.apps.anexplorer.fragment.CreateFile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sb/UsbUtils.java</text:p>
          </table:table-cell>
          <table:table-cell office:value-type="string" calcext:value-type="string">
            <text:p>dev.dworks.apps.anexplorer.usb.UsbUtils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ExplorerProvider.java</text:p>
          </table:table-cell>
          <table:table-cell office:value-type="string" calcext:value-type="string">
            <text:p>dev.dworks.apps.anexplorer.provider.ExplorerProvider$ConnectionColumns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loud/CloudConnection.java</text:p>
          </table:table-cell>
          <table:table-cell office:value-type="string" calcext:value-type="string">
            <text:p>dev.dworks.apps.anexplorer.cloud.CloudConnection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85227275" calcext:value-type="float">
            <text:p>0.85227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AboutFlavour.java</text:p>
          </table:table-cell>
          <table:table-cell office:value-type="string" calcext:value-type="string">
            <text:p>AboutFlavour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ServerFragment.java</text:p>
          </table:table-cell>
          <table:table-cell office:value-type="string" calcext:value-type="string">
            <text:p>dev.dworks.apps.anexplorer.fragment.ServerFragment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ServerFragment.java</text:p>
          </table:table-cell>
          <table:table-cell office:value-type="string" calcext:value-type="string">
            <text:p>dev.dworks.apps.anexplorer.fragment.Server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ultiChoiceHelper.java</text:p>
          </table:table-cell>
          <table:table-cell office:value-type="string" calcext:value-type="string">
            <text:p>dev.dworks.apps.anexplorer.directory.MultiChoiceHelper$MultiChoiceModeWrapp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RootsAdapter.java</text:p>
          </table:table-cell>
          <table:table-cell office:value-type="string" calcext:value-type="string">
            <text:p>dev.dworks.apps.anexplorer.adapter.RootsAdapter</text:p>
          </table:table-cell>
          <table:table-cell office:value-type="string" calcext:value-type="string">
            <text:p>class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ExistingFinish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onnectionsFragment.java</text:p>
          </table:table-cell>
          <table:table-cell office:value-type="string" calcext:value-type="string">
            <text:p>dev.dworks.apps.anexplorer.fragment.ConnectionsFragment</text:p>
          </table:table-cell>
          <table:table-cell office:value-type="string" calcext:value-type="string">
            <text:p>class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23" calcext:value-type="float">
            <text:p>323</text:p>
          </table:table-cell>
          <table:table-cell office:value-type="float" office:value="0.9100529" calcext:value-type="float">
            <text:p>0.9100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ProgressDialog.java</text:p>
          </table:table-cell>
          <table:table-cell office:value-type="string" calcext:value-type="string">
            <text:p>dev.dworks.apps.anexplorer.ui.MaterialProgressDialog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ContentProvider.java</text:p>
          </table:table-cell>
          <table:table-cell office:value-type="string" calcext:value-type="string">
            <text:p>dev.dworks.apps.anexplorer.provider.ContentProvider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CommonInfo.java</text:p>
          </table:table-cell>
          <table:table-cell office:value-type="string" calcext:value-type="string">
            <text:p>dev.dworks.apps.anexplorer.adapter.CommonInfo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444445" calcext:value-type="float">
            <text:p>0.44444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ViewGroupUtils.java</text:p>
          </table:table-cell>
          <table:table-cell office:value-type="string" calcext:value-type="string">
            <text:p>dev.dworks.apps.anexplorer.misc.ViewGroupUtils$ViewGroupUtilsImplBase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misc/CrashReportingManager.java</text:p>
          </table:table-cell>
          <table:table-cell office:value-type="string" calcext:value-type="string">
            <text:p>CrashReportingManager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MimePredicate.java</text:p>
          </table:table-cell>
          <table:table-cell office:value-type="string" calcext:value-type="string">
            <text:p>dev.dworks.apps.anexplorer.misc.MimePredicate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52381" calcext:value-type="float">
            <text:p>0.952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ColorPreference.java</text:p>
          </table:table-cell>
          <table:table-cell office:value-type="string" calcext:value-type="string">
            <text:p>dev.dworks.apps.anexplorer.ui.MaterialColorPreference$ColorDialogFragment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reateConnectionFragment.java</text:p>
          </table:table-cell>
          <table:table-cell office:value-type="string" calcext:value-type="string">
            <text:p>dev.dworks.apps.anexplorer.fragment.CreateConnection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ackageManagerUtils.java</text:p>
          </table:table-cell>
          <table:table-cell office:value-type="string" calcext:value-type="string">
            <text:p>dev.dworks.apps.anexplorer.misc.PackageManagerUtils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0.97727275" calcext:value-type="float">
            <text:p>0.97727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LinedEditText.java</text:p>
          </table:table-cell>
          <table:table-cell office:value-type="string" calcext:value-type="string">
            <text:p>dev.dworks.apps.anexplorer.ui.LinedEditText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reateConnectionFragment.java</text:p>
          </table:table-cell>
          <table:table-cell office:value-type="string" calcext:value-type="string">
            <text:p>dev.dworks.apps.anexplorer.fragment.CreateConnectionFragment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reateDirectoryFragment.java</text:p>
          </table:table-cell>
          <table:table-cell office:value-type="string" calcext:value-type="string">
            <text:p>dev.dworks.apps.anexplorer.fragment.CreateDirectoryFragment$CreateDirectory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OsCompat.java</text:p>
          </table:table-cell>
          <table:table-cell office:value-type="string" calcext:value-type="string">
            <text:p>dev.dworks.apps.anexplorer.misc.OsCompat$ExecutionFailedException</text:p>
          </table:table-cell>
          <table:table-cell office:value-type="string" calcext:value-type="string">
            <text:p>inner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loatingActionsMenu.java</text:p>
          </table:table-cell>
          <table:table-cell office:value-type="string" calcext:value-type="string">
            <text:p>dev.dworks.apps.anexplorer.ui.FloatingActionsMenu</text:p>
          </table:table-cell>
          <table:table-cell office:value-type="string" calcext:value-type="string">
            <text:p>class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0.90625" calcext:value-type="float">
            <text:p>0.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Anonymous5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Anonymous6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Anonymous8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MediaDocumentsProvider.java</text:p>
          </table:table-cell>
          <table:table-cell office:value-type="string" calcext:value-type="string">
            <text:p>dev.dworks.apps.anexplorer.provider.MediaDocumentsProvider$Album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PickRoot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Anonymous9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ui/ProgressDrawable.java</text:p>
          </table:table-cell>
          <table:table-cell office:value-type="string" calcext:value-type="string">
            <text:p>dev.dworks.apps.anexplorer.ui.ProgressDrawable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MutableBoolean.java</text:p>
          </table:table-cell>
          <table:table-cell office:value-type="string" calcext:value-type="string">
            <text:p>dev.dworks.apps.anexplorer.libcore.util.MutableBoolean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NumberProgressBar.java</text:p>
          </table:table-cell>
          <table:table-cell office:value-type="string" calcext:value-type="string">
            <text:p>dev.dworks.apps.anexplorer.ui.NumberProgressBar$ProgressTextVisibility</text:p>
          </table:table-cell>
          <table:table-cell office:value-type="string" calcext:value-type="string">
            <text:p>enu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IconUtils.java</text:p>
          </table:table-cell>
          <table:table-cell office:value-type="string" calcext:value-type="string">
            <text:p>dev.dworks.apps.anexplorer.misc.IconUtils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0.71428573" calcext:value-type="float">
            <text:p>0.714285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inViewHelper.java</text:p>
          </table:table-cell>
          <table:table-cell office:value-type="string" calcext:value-type="string">
            <text:p>dev.dworks.apps.anexplorer.misc.PinViewHelper$PINDialogFragment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Anonymous2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loatingActionButton.java</text:p>
          </table:table-cell>
          <table:table-cell office:value-type="string" calcext:value-type="string">
            <text:p>dev.dworks.apps.anexplorer.ui.FloatingActionButton$AbsListViewScrollDetectorImpl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RecentsProvider.java</text:p>
          </table:table-cell>
          <table:table-cell office:value-type="string" calcext:value-type="string">
            <text:p>dev.dworks.apps.anexplorer.provider.RecentsProvider$DatabaseHelp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666667" calcext:value-type="float">
            <text:p>0.8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StorageProvider.java</text:p>
          </table:table-cell>
          <table:table-cell office:value-type="string" calcext:value-type="string">
            <text:p>dev.dworks.apps.anexplorer.provider.StorageProvider$AudioAlbumThumbnail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ui/ProWrapper.java</text:p>
          </table:table-cell>
          <table:table-cell office:value-type="string" calcext:value-type="string">
            <text:p>dev.dworks.apps.anexplorer.ui.ProWrapp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ThumbnailLoader.java</text:p>
          </table:table-cell>
          <table:table-cell office:value-type="string" calcext:value-type="string">
            <text:p>dev.dworks.apps.anexplorer.misc.ThumbnailLoader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.java</text:p>
          </table:table-cell>
          <table:table-cell office:value-type="string" calcext:value-type="string">
            <text:p>dev.dworks.apps.anexplorer.misc.AsyncTask$SerialExecutor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ThumbnailLoader.java</text:p>
          </table:table-cell>
          <table:table-cell office:value-type="string" calcext:value-type="string">
            <text:p>dev.dworks.apps.anexplorer.misc.ThumbnailLoad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StorageProvider.java</text:p>
          </table:table-cell>
          <table:table-cell office:value-type="string" calcext:value-type="string">
            <text:p>dev.dworks.apps.anexplorer.provider.StorageProvider$AudioThumbnail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.java</text:p>
          </table:table-cell>
          <table:table-cell office:value-type="string" calcext:value-type="string">
            <text:p>dev.dworks.apps.anexplorer.misc.AsyncTask$AsyncTaskResult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RecyclerFragment.java</text:p>
          </table:table-cell>
          <table:table-cell office:value-type="string" calcext:value-type="string">
            <text:p>dev.dworks.apps.anexplorer.common.RecyclerFragment$RecyclerItemClickListen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ThumbnailCache.java</text:p>
          </table:table-cell>
          <table:table-cell office:value-type="string" calcext:value-type="string">
            <text:p>dev.dworks.apps.anexplorer.misc.ThumbnailCache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714286" calcext:value-type="float">
            <text:p>0.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ui/CircledImageView.java</text:p>
          </table:table-cell>
          <table:table-cell office:value-type="string" calcext:value-type="string">
            <text:p>dev.dworks.apps.anexplorer.ui.CircledImageView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ConnectionsAdapter.java</text:p>
          </table:table-cell>
          <table:table-cell office:value-type="string" calcext:value-type="string">
            <text:p>dev.dworks.apps.anexplorer.adapter.ConnectionsAdapter$ViewHolder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oader/DirectoryLoader.java</text:p>
          </table:table-cell>
          <table:table-cell office:value-type="string" calcext:value-type="string">
            <text:p>dev.dworks.apps.anexplorer.loader.DirectoryLoader</text:p>
          </table:table-cell>
          <table:table-cell office:value-type="string" calcext:value-type="string">
            <text:p>clas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7901234" calcext:value-type="float">
            <text:p>0.7901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ConnectionsAdapter.java</text:p>
          </table:table-cell>
          <table:table-cell office:value-type="string" calcext:value-type="string">
            <text:p>dev.dworks.apps.anexplorer.adapter.ConnectionsAdapter$ViewHolder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ConnectionsAdapter.java</text:p>
          </table:table-cell>
          <table:table-cell office:value-type="string" calcext:value-type="string">
            <text:p>dev.dworks.apps.anexplorer.adapter.ConnectionsAdapter$ViewHold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rchive/DocumentArchiveHelper.java</text:p>
          </table:table-cell>
          <table:table-cell office:value-type="string" calcext:value-type="string">
            <text:p>dev.dworks.apps.anexplorer.archive.DocumentArchiveHelper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0.8877551" calcext:value-type="float">
            <text:p>0.8877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common/RootsCommonFragment.java</text:p>
          </table:table-cell>
          <table:table-cell office:value-type="string" calcext:value-type="string">
            <text:p>RootsCommonFragment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Utils.java</text:p>
          </table:table-cell>
          <table:table-cell office:value-type="string" calcext:value-type="string">
            <text:p>dev.dworks.apps.anexplorer.misc.Utils</text:p>
          </table:table-cell>
          <table:table-cell office:value-type="string" calcext:value-type="string">
            <text:p>class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207" calcext:value-type="float">
            <text:p>2207</text:p>
          </table:table-cell>
          <table:table-cell office:value-type="float" office:value="0.9910448" calcext:value-type="float">
            <text:p>0.9910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72" calcext:value-type="float">
            <text:p>37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rchive/DocumentArchiveHelper.java</text:p>
          </table:table-cell>
          <table:table-cell office:value-type="string" calcext:value-type="string">
            <text:p>dev.dworks.apps.anexplorer.archive.DocumentArchiveHelp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FileUtils.java</text:p>
          </table:table-cell>
          <table:table-cell office:value-type="string" calcext:value-type="string">
            <text:p>dev.dworks.apps.anexplorer.misc.FileUtils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rchive/DocumentArchiveHelper.java</text:p>
          </table:table-cell>
          <table:table-cell office:value-type="string" calcext:value-type="string">
            <text:p>dev.dworks.apps.anexplorer.archive.DocumentArchiveHelper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uctStat.java</text:p>
          </table:table-cell>
          <table:table-cell office:value-type="string" calcext:value-type="string">
            <text:p>dev.dworks.apps.anexplorer.libcore.io.StructStat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AppsProvider.java</text:p>
          </table:table-cell>
          <table:table-cell office:value-type="string" calcext:value-type="string">
            <text:p>dev.dworks.apps.anexplorer.provider.AppsProvider</text:p>
          </table:table-cell>
          <table:table-cell office:value-type="string" calcext:value-type="string">
            <text:p>class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24" calcext:value-type="float">
            <text:p>324</text:p>
          </table:table-cell>
          <table:table-cell office:value-type="float" office:value="0.8773946" calcext:value-type="float">
            <text:p>0.8773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GroupInfo.java</text:p>
          </table:table-cell>
          <table:table-cell office:value-type="string" calcext:value-type="string">
            <text:p>dev.dworks.apps.anexplorer.model.GroupInfo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MoveFragment.java</text:p>
          </table:table-cell>
          <table:table-cell office:value-type="string" calcext:value-type="string">
            <text:p>dev.dworks.apps.anexplorer.fragment.MoveFragment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75999993" calcext:value-type="float">
            <text:p>0.7599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HomeFragment.java</text:p>
          </table:table-cell>
          <table:table-cell office:value-type="string" calcext:value-type="string">
            <text:p>dev.dworks.apps.anexplorer.fragment.HomeFragment</text:p>
          </table:table-cell>
          <table:table-cell office:value-type="string" calcext:value-type="string">
            <text:p>class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0.9038461" calcext:value-type="float">
            <text:p>0.9038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RecyclerFragment.java</text:p>
          </table:table-cell>
          <table:table-cell office:value-type="string" calcext:value-type="string">
            <text:p>dev.dworks.apps.anexplorer.common.Recycler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LoadingHolder.java</text:p>
          </table:table-cell>
          <table:table-cell office:value-type="string" calcext:value-type="string">
            <text:p>dev.dworks.apps.anexplorer.directory.LoadingHolder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RecyclerFragment.java</text:p>
          </table:table-cell>
          <table:table-cell office:value-type="string" calcext:value-type="string">
            <text:p>dev.dworks.apps.anexplorer.common.RecyclerFragment$Anonymous2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OsCompat.java</text:p>
          </table:table-cell>
          <table:table-cell office:value-type="string" calcext:value-type="string">
            <text:p>dev.dworks.apps.anexplorer.misc.OsCompat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LogUtils.java</text:p>
          </table:table-cell>
          <table:table-cell office:value-type="string" calcext:value-type="string">
            <text:p>dev.dworks.apps.anexplorer.misc.LogUtils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0.9230769" calcext:value-type="float">
            <text:p>0.9230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ursor/MatrixCursor.java</text:p>
          </table:table-cell>
          <table:table-cell office:value-type="string" calcext:value-type="string">
            <text:p>dev.dworks.apps.anexplorer.cursor.MatrixCursor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0.72368425" calcext:value-type="float">
            <text:p>0.72368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OperationTask$Anonymous7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enameFragment.java</text:p>
          </table:table-cell>
          <table:table-cell office:value-type="string" calcext:value-type="string">
            <text:p>dev.dworks.apps.anexplorer.fragment.Rename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NonMediaDocumentsProvider.java</text:p>
          </table:table-cell>
          <table:table-cell office:value-type="string" calcext:value-type="string">
            <text:p>dev.dworks.apps.anexplorer.provider.NonMediaDocumentsProvider$Ident</text:p>
          </table:table-cell>
          <table:table-cell office:value-type="string" calcext:value-type="string">
            <text:p>inner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ui/CircledImageView.java</text:p>
          </table:table-cell>
          <table:table-cell office:value-type="string" calcext:value-type="string">
            <text:p>dev.dworks.apps.anexplorer.ui.CircledImageView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MutableShort.java</text:p>
          </table:table-cell>
          <table:table-cell office:value-type="string" calcext:value-type="string">
            <text:p>dev.dworks.apps.anexplorer.libcore.util.MutableShort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uctPollfd.java</text:p>
          </table:table-cell>
          <table:table-cell office:value-type="string" calcext:value-type="string">
            <text:p>dev.dworks.apps.anexplorer.libcore.io.StructPollfd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RecentsProvider.java</text:p>
          </table:table-cell>
          <table:table-cell office:value-type="string" calcext:value-type="string">
            <text:p>dev.dworks.apps.anexplorer.provider.RecentsProvider$StateColumns</text:p>
          </table:table-cell>
          <table:table-cell office:value-type="string" calcext:value-type="string">
            <text:p>inner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VolumeInfo.java</text:p>
          </table:table-cell>
          <table:table-cell office:value-type="string" calcext:value-type="string">
            <text:p>dev.dworks.apps.anexplorer.misc.VolumeInfo</text:p>
          </table:table-cell>
          <table:table-cell office:value-type="string" calcext:value-type="string">
            <text:p>clas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0.94444454" calcext:value-type="float">
            <text:p>0.94444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arginDecoration.java</text:p>
          </table:table-cell>
          <table:table-cell office:value-type="string" calcext:value-type="string">
            <text:p>dev.dworks.apps.anexplorer.directory.MarginDecoration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etailFragment.java</text:p>
          </table:table-cell>
          <table:table-cell office:value-type="string" calcext:value-type="string">
            <text:p>dev.dworks.apps.anexplorer.fragment.DetailFragment</text:p>
          </table:table-cell>
          <table:table-cell office:value-type="string" calcext:value-type="string">
            <text:p>class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.6890757" calcext:value-type="float">
            <text:p>0.6890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</text:p>
          </table:table-cell>
          <table:table-cell office:value-type="string" calcext:value-type="string">
            <text:p>class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658" calcext:value-type="float">
            <text:p>658</text:p>
          </table:table-cell>
          <table:table-cell office:value-type="float" office:value="0.9361112" calcext:value-type="float">
            <text:p>0.9361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WebviewActivity.java</text:p>
          </table:table-cell>
          <table:table-cell office:value-type="string" calcext:value-type="string">
            <text:p>dev.dworks.apps.anexplorer.common.WebviewActivity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8333334" calcext:value-type="float">
            <text:p>0.8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NumberProgressBar.java</text:p>
          </table:table-cell>
          <table:table-cell office:value-type="string" calcext:value-type="string">
            <text:p>dev.dworks.apps.anexplorer.ui.NumberProgressBar</text:p>
          </table:table-cell>
          <table:table-cell office:value-type="string" calcext:value-type="string">
            <text:p>clas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  <table:table-cell office:value-type="float" office:value="0.93444467" calcext:value-type="float">
            <text:p>0.93444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ui/CircledImageView.java</text:p>
          </table:table-cell>
          <table:table-cell office:value-type="string" calcext:value-type="string">
            <text:p>dev.dworks.apps.anexplorer.ui.CircledImageView</text:p>
          </table:table-cell>
          <table:table-cell office:value-type="string" calcext:value-type="string">
            <text:p>clas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75" calcext:value-type="float">
            <text:p>575</text:p>
          </table:table-cell>
          <table:table-cell office:value-type="float" office:value="0.9301272" calcext:value-type="float">
            <text:p>0.930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RecyclerFragment.java</text:p>
          </table:table-cell>
          <table:table-cell office:value-type="string" calcext:value-type="string">
            <text:p>dev.dworks.apps.anexplorer.common.RecyclerFragment$RecyclerItemClickListener$OnItemClickListener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ui/RecyclerViewCompat.java</text:p>
          </table:table-cell>
          <table:table-cell office:value-type="string" calcext:value-type="string">
            <text:p>dev.dworks.apps.anexplorer.ui.RecyclerViewCompat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DataBaseUtils.java</text:p>
          </table:table-cell>
          <table:table-cell office:value-type="string" calcext:value-type="string">
            <text:p>dev.dworks.apps.anexplorer.misc.DataBaseUtils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common/SettingsCommonActivity.java</text:p>
          </table:table-cell>
          <table:table-cell office:value-type="string" calcext:value-type="string">
            <text:p>dev.dworks.apps.anexplorer.common.SettingsCommonActivity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Shortcut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CompatTextView.java</text:p>
          </table:table-cell>
          <table:table-cell office:value-type="string" calcext:value-type="string">
            <text:p>dev.dworks.apps.anexplorer.ui.CompatTextView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ConnectionUtils.java</text:p>
          </table:table-cell>
          <table:table-cell office:value-type="string" calcext:value-type="string">
            <text:p>dev.dworks.apps.anexplorer.misc.ConnectionUtils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0.94285715" calcext:value-type="float">
            <text:p>0.94285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alette.java</text:p>
          </table:table-cell>
          <table:table-cell office:value-type="string" calcext:value-type="string">
            <text:p>dev.dworks.apps.anexplorer.misc.Palette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oteActivity.java</text:p>
          </table:table-cell>
          <table:table-cell office:value-type="string" calcext:value-type="string">
            <text:p>dev.dworks.apps.anexplorer.NoteActivity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provider/BasicDocumentFile.java</text:p>
          </table:table-cell>
          <table:table-cell office:value-type="string" calcext:value-type="string">
            <text:p>android.support.provider.BasicDocumentFile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83333336" calcext:value-type="float">
            <text:p>0.083333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oteActivity.java</text:p>
          </table:table-cell>
          <table:table-cell office:value-type="string" calcext:value-type="string">
            <text:p>dev.dworks.apps.anexplorer.NoteActivity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CreateFinish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arcelFileDescriptorUtil.java</text:p>
          </table:table-cell>
          <table:table-cell office:value-type="string" calcext:value-type="string">
            <text:p>dev.dworks.apps.anexplorer.misc.ParcelFileDescriptorUtil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sb/InputStreamBuffer.java</text:p>
          </table:table-cell>
          <table:table-cell office:value-type="string" calcext:value-type="string">
            <text:p>dev.dworks.apps.anexplorer.usb.InputStreamBuffer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1249995" calcext:value-type="float">
            <text:p>0.6124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ursor/LimitCursorWrapper.java</text:p>
          </table:table-cell>
          <table:table-cell office:value-type="string" calcext:value-type="string">
            <text:p>dev.dworks.apps.anexplorer.cursor.LimitCursorWrapper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6428573" calcext:value-type="float">
            <text:p>0.46428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oteActivity.java</text:p>
          </table:table-cell>
          <table:table-cell office:value-type="string" calcext:value-type="string">
            <text:p>dev.dworks.apps.anexplorer.NoteActivity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oteActivity.java</text:p>
          </table:table-cell>
          <table:table-cell office:value-type="string" calcext:value-type="string">
            <text:p>dev.dworks.apps.anexplorer.NoteActivity$Anonymous3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roviderExecutor.java</text:p>
          </table:table-cell>
          <table:table-cell office:value-type="string" calcext:value-type="string">
            <text:p>dev.dworks.apps.anexplorer.misc.ProviderExecutor$Preemptable</text:p>
          </table:table-cell>
          <table:table-cell office:value-type="string" calcext:value-type="string">
            <text:p>interfa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IconHelper.java</text:p>
          </table:table-cell>
          <table:table-cell office:value-type="string" calcext:value-type="string">
            <text:p>dev.dworks.apps.anexplorer.misc.IconHelper</text:p>
          </table:table-cell>
          <table:table-cell office:value-type="string" calcext:value-type="string">
            <text:p>class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MutableByte.java</text:p>
          </table:table-cell>
          <table:table-cell office:value-type="string" calcext:value-type="string">
            <text:p>dev.dworks.apps.anexplorer.libcore.util.MutableByte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ExternalStorageProvider.java</text:p>
          </table:table-cell>
          <table:table-cell office:value-type="string" calcext:value-type="string">
            <text:p>dev.dworks.apps.anexplorer.provider.ExternalStorageProvider</text:p>
          </table:table-cell>
          <table:table-cell office:value-type="string" calcext:value-type="string">
            <text:p>class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737" calcext:value-type="float">
            <text:p>737</text:p>
          </table:table-cell>
          <table:table-cell office:value-type="float" office:value="0.9410432" calcext:value-type="float">
            <text:p>0.9410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2" calcext:value-type="float">
            <text:p>80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ServerFragment.java</text:p>
          </table:table-cell>
          <table:table-cell office:value-type="string" calcext:value-type="string">
            <text:p>dev.dworks.apps.anexplorer.fragment.ServerFragment</text:p>
          </table:table-cell>
          <table:table-cell office:value-type="string" calcext:value-type="string">
            <text:p>class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0.8666667" calcext:value-type="float">
            <text:p>0.8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PickFinish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ultiChoiceHelper.java</text:p>
          </table:table-cell>
          <table:table-cell office:value-type="string" calcext:value-type="string">
            <text:p>dev.dworks.apps.anexplorer.directory.MultiChoiceHelper$MultiChoiceModeListener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FileUtils.java</text:p>
          </table:table-cell>
          <table:table-cell office:value-type="string" calcext:value-type="string">
            <text:p>dev.dworks.apps.anexplorer.misc.FileUtils$SearchFilter</text:p>
          </table:table-cell>
          <table:table-cell office:value-type="string" calcext:value-type="string">
            <text:p>innercla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ImageUtils.java</text:p>
          </table:table-cell>
          <table:table-cell office:value-type="string" calcext:value-type="string">
            <text:p>dev.dworks.apps.anexplorer.misc.ImageUtils$DataInputStreamFactory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6666667" calcext:value-type="float">
            <text:p>0.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FileUtils.java</text:p>
          </table:table-cell>
          <table:table-cell office:value-type="string" calcext:value-type="string">
            <text:p>dev.dworks.apps.anexplorer.misc.FileUtils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18" calcext:value-type="float">
            <text:p>1318</text:p>
          </table:table-cell>
          <table:table-cell office:value-type="float" office:value="0.9670329" calcext:value-type="float">
            <text:p>0.9670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56" calcext:value-type="float">
            <text:p>75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uctUtsname.java</text:p>
          </table:table-cell>
          <table:table-cell office:value-type="string" calcext:value-type="string">
            <text:p>dev.dworks.apps.anexplorer.libcore.io.StructUtsname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DocumentInfo.java</text:p>
          </table:table-cell>
          <table:table-cell office:value-type="string" calcext:value-type="string">
            <text:p>dev.dworks.apps.anexplorer.model.DocumentInfo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loatingActionsMenu.java</text:p>
          </table:table-cell>
          <table:table-cell office:value-type="string" calcext:value-type="string">
            <text:p>dev.dworks.apps.anexplorer.ui.FloatingActionsMenu$AbsListViewScrollDetectorImpl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ViewGroupUtils.java</text:p>
          </table:table-cell>
          <table:table-cell office:value-type="string" calcext:value-type="string">
            <text:p>dev.dworks.apps.anexplorer.misc.ViewGroupUtils$ViewGroupUtilsImpl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.java</text:p>
          </table:table-cell>
          <table:table-cell office:value-type="string" calcext:value-type="string">
            <text:p>dev.dworks.apps.anexplorer.misc.AsyncTask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</text:p>
          </table:table-cell>
          <table:table-cell office:value-type="string" calcext:value-type="string">
            <text:p>class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0.84693867" calcext:value-type="float">
            <text:p>0.84693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.java</text:p>
          </table:table-cell>
          <table:table-cell office:value-type="string" calcext:value-type="string">
            <text:p>dev.dworks.apps.anexplorer.misc.AsyncTask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.java</text:p>
          </table:table-cell>
          <table:table-cell office:value-type="string" calcext:value-type="string">
            <text:p>dev.dworks.apps.anexplorer.misc.AsyncTask$Anonymous1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ecentsCreateFragment.java</text:p>
          </table:table-cell>
          <table:table-cell office:value-type="string" calcext:value-type="string">
            <text:p>dev.dworks.apps.anexplorer.fragment.RecentsCreateFragment$DocumentStackAdapt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ImageUtils.java</text:p>
          </table:table-cell>
          <table:table-cell office:value-type="string" calcext:value-type="string">
            <text:p>dev.dworks.apps.anexplorer.misc.ImageUtils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0.95238096" calcext:value-type="float">
            <text:p>0.95238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ThumbnailCache.java</text:p>
          </table:table-cell>
          <table:table-cell office:value-type="string" calcext:value-type="string">
            <text:p>dev.dworks.apps.anexplorer.misc.ThumbnailCache$SizeComparat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ExplorerProvider.java</text:p>
          </table:table-cell>
          <table:table-cell office:value-type="string" calcext:value-type="string">
            <text:p>dev.dworks.apps.anexplorer.provider.ExplorerProvider$BookmarkColumns</text:p>
          </table:table-cell>
          <table:table-cell office:value-type="string" calcext:value-type="string">
            <text:p>inner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etwork/NetworkServiceHandler.java</text:p>
          </table:table-cell>
          <table:table-cell office:value-type="string" calcext:value-type="string">
            <text:p>dev.dworks.apps.anexplorer.network.NetworkServiceHandler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ultiChoiceHelper.java</text:p>
          </table:table-cell>
          <table:table-cell office:value-type="string" calcext:value-type="string">
            <text:p>dev.dworks.apps.anexplorer.directory.MultiChoiceHelper$ViewHolder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StorageProvider.java</text:p>
          </table:table-cell>
          <table:table-cell office:value-type="string" calcext:value-type="string">
            <text:p>dev.dworks.apps.anexplorer.provider.StorageProvider$VideosBucketThumbnail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ultiChoiceHelper.java</text:p>
          </table:table-cell>
          <table:table-cell office:value-type="string" calcext:value-type="string">
            <text:p>dev.dworks.apps.anexplorer.directory.MultiChoiceHelper$ViewHold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HeatMapProvider.java</text:p>
          </table:table-cell>
          <table:table-cell office:value-type="string" calcext:value-type="string">
            <text:p>dev.dworks.apps.anexplorer.provider.HeatMapProvider$RootInfo</text:p>
          </table:table-cell>
          <table:table-cell office:value-type="string" calcext:value-type="string">
            <text:p>inner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provider/SingleDocumentFile.java</text:p>
          </table:table-cell>
          <table:table-cell office:value-type="string" calcext:value-type="string">
            <text:p>android.support.provider.SingleDocumentFile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647059" calcext:value-type="float">
            <text:p>0.2647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design/internal/NavigationMenu.java</text:p>
          </table:table-cell>
          <table:table-cell office:value-type="string" calcext:value-type="string">
            <text:p>android.support.design.internal.NavigationMenu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ultiChoiceHelper.java</text:p>
          </table:table-cell>
          <table:table-cell office:value-type="string" calcext:value-type="string">
            <text:p>dev.dworks.apps.anexplorer.directory.MultiChoiceHelper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ui/CommonFrameLayout.java</text:p>
          </table:table-cell>
          <table:table-cell office:value-type="string" calcext:value-type="string">
            <text:p>dev.dworks.apps.anexplorer.ui.CommonFrameLayout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RecyclerFragment.java</text:p>
          </table:table-cell>
          <table:table-cell office:value-type="string" calcext:value-type="string">
            <text:p>dev.dworks.apps.anexplorer.common.RecyclerFragment</text:p>
          </table:table-cell>
          <table:table-cell office:value-type="string" calcext:value-type="string">
            <text:p>class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0.85389614" calcext:value-type="float">
            <text:p>0.85389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ImageUtils.java</text:p>
          </table:table-cell>
          <table:table-cell office:value-type="string" calcext:value-type="string">
            <text:p>dev.dworks.apps.anexplorer.misc.ImageUtils$InputStreamFactory</text:p>
          </table:table-cell>
          <table:table-cell office:value-type="string" calcext:value-type="string">
            <text:p>interfa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AbsListViewScrollDetector.java</text:p>
          </table:table-cell>
          <table:table-cell office:value-type="string" calcext:value-type="string">
            <text:p>dev.dworks.apps.anexplorer.ui.AbsListViewScrollDetector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78125" calcext:value-type="float">
            <text:p>0.7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rvice/ConnectionsService.java</text:p>
          </table:table-cell>
          <table:table-cell office:value-type="string" calcext:value-type="string">
            <text:p>dev.dworks.apps.anexplorer.service.ConnectionsService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ui/AdWrapper.java</text:p>
          </table:table-cell>
          <table:table-cell office:value-type="string" calcext:value-type="string">
            <text:p>dev.dworks.apps.anexplorer.ui.AdWrapper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8125" calcext:value-type="float">
            <text:p>0.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onnectionsFragment.java</text:p>
          </table:table-cell>
          <table:table-cell office:value-type="string" calcext:value-type="string">
            <text:p>dev.dworks.apps.anexplorer.fragment.ConnectionsFragment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androidx/wear/widget/drawer/WearableNavigationDrawerCompatView.java</text:p>
          </table:table-cell>
          <table:table-cell office:value-type="string" calcext:value-type="string">
            <text:p>androidx.wear.widget.drawer.WearableNavigationDrawerCompatView$Anonymous1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common/BaseCommonActivity.java</text:p>
          </table:table-cell>
          <table:table-cell office:value-type="string" calcext:value-type="string">
            <text:p>dev.dworks.apps.anexplorer.common.BaseCommonActivity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onnectionsFragment.java</text:p>
          </table:table-cell>
          <table:table-cell office:value-type="string" calcext:value-type="string">
            <text:p>dev.dworks.apps.anexplorer.fragment.ConnectionsFragment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onnectionsFragment.java</text:p>
          </table:table-cell>
          <table:table-cell office:value-type="string" calcext:value-type="string">
            <text:p>dev.dworks.apps.anexplorer.fragment.Connections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ui/RecyclerViewCompat.java</text:p>
          </table:table-cell>
          <table:table-cell office:value-type="string" calcext:value-type="string">
            <text:p>RecyclerViewCompat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etwork/NetworkConnection.java</text:p>
          </table:table-cell>
          <table:table-cell office:value-type="string" calcext:value-type="string">
            <text:p>dev.dworks.apps.anexplorer.network.NetworkConnection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rvice/ServerService.java</text:p>
          </table:table-cell>
          <table:table-cell office:value-type="string" calcext:value-type="string">
            <text:p>dev.dworks.apps.anexplorer.service.ServerService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.java</text:p>
          </table:table-cell>
          <table:table-cell office:value-type="string" calcext:value-type="string">
            <text:p>dev.dworks.apps.anexplorer.misc.AsyncTask$Status</text:p>
          </table:table-cell>
          <table:table-cell office:value-type="string" calcext:value-type="string">
            <text:p>enu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ListFragment.java</text:p>
          </table:table-cell>
          <table:table-cell office:value-type="string" calcext:value-type="string">
            <text:p>dev.dworks.apps.anexplorer.fragment.ListFragment</text:p>
          </table:table-cell>
          <table:table-cell office:value-type="string" calcext:value-type="string">
            <text:p>clas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.8282829" calcext:value-type="float">
            <text:p>0.8282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ppRate.java</text:p>
          </table:table-cell>
          <table:table-cell office:value-type="string" calcext:value-type="string">
            <text:p>dev.dworks.apps.anexplorer.misc.AppRate</text:p>
          </table:table-cell>
          <table:table-cell office:value-type="string" calcext:value-type="string">
            <text:p>cla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0.82307684" calcext:value-type="float">
            <text:p>0.82307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design/widget/FabSpeedDialBehaviour.java</text:p>
          </table:table-cell>
          <table:table-cell office:value-type="string" calcext:value-type="string">
            <text:p>android.support.design.widget.FabSpeedDialBehaviour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0.92499995" calcext:value-type="float">
            <text:p>0.924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MultiSelectionUtil.java</text:p>
          </table:table-cell>
          <table:table-cell office:value-type="string" calcext:value-type="string">
            <text:p>dev.dworks.apps.anexplorer.misc.MultiSelectionUtil$Controller$Callbacks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etailFragment.java</text:p>
          </table:table-cell>
          <table:table-cell office:value-type="string" calcext:value-type="string">
            <text:p>dev.dworks.apps.anexplorer.fragment.DetailFragment$Detail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16666667" calcext:value-type="float">
            <text:p>0.1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PickFinish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ViewHold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Anonymous3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loatingActionButton.java</text:p>
          </table:table-cell>
          <table:table-cell office:value-type="string" calcext:value-type="string">
            <text:p>dev.dworks.apps.anexplorer.ui.FloatingActionButton</text:p>
          </table:table-cell>
          <table:table-cell office:value-type="string" calcext:value-type="string">
            <text:p>class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0.8636364" calcext:value-type="float">
            <text:p>0.863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ViewHolder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RestoreStack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Predicate.java</text:p>
          </table:table-cell>
          <table:table-cell office:value-type="string" calcext:value-type="string">
            <text:p>dev.dworks.apps.anexplorer.libcore.util.Predicate</text:p>
          </table:table-cell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UsbStorageProvider.java</text:p>
          </table:table-cell>
          <table:table-cell office:value-type="string" calcext:value-type="string">
            <text:p>dev.dworks.apps.anexplorer.provider.UsbStorageProvider</text:p>
          </table:table-cell>
          <table:table-cell office:value-type="string" calcext:value-type="string">
            <text:p>class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32" calcext:value-type="float">
            <text:p>632</text:p>
          </table:table-cell>
          <table:table-cell office:value-type="float" office:value="0.9136364" calcext:value-type="float">
            <text:p>0.913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4" calcext:value-type="float">
            <text:p>52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ColorPreference.java</text:p>
          </table:table-cell>
          <table:table-cell office:value-type="string" calcext:value-type="string">
            <text:p>dev.dworks.apps.anexplorer.ui.ColorPreference$ColorDialog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PickFragment.java</text:p>
          </table:table-cell>
          <table:table-cell office:value-type="string" calcext:value-type="string">
            <text:p>dev.dworks.apps.anexplorer.fragment.Pick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</text:p>
          </table:table-cell>
          <table:table-cell office:value-type="string" calcext:value-type="string">
            <text:p>class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075" calcext:value-type="float">
            <text:p>2075</text:p>
          </table:table-cell>
          <table:table-cell office:value-type="float" office:value="0.95982474" calcext:value-type="float">
            <text:p>0.9598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587" calcext:value-type="float">
            <text:p>158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receiver/MountReceiver.java</text:p>
          </table:table-cell>
          <table:table-cell office:value-type="string" calcext:value-type="string">
            <text:p>dev.dworks.apps.anexplorer.receiver.MountReceiver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rvice/NetworkServerService.java</text:p>
          </table:table-cell>
          <table:table-cell office:value-type="string" calcext:value-type="string">
            <text:p>dev.dworks.apps.anexplorer.service.NetworkServerService</text:p>
          </table:table-cell>
          <table:table-cell office:value-type="string" calcext:value-type="string">
            <text:p>clas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0.83116883" calcext:value-type="float">
            <text:p>0.83116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</text:p>
          </table:table-cell>
          <table:table-cell office:value-type="string" calcext:value-type="string">
            <text:p>class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709" calcext:value-type="float">
            <text:p>709</text:p>
          </table:table-cell>
          <table:table-cell office:value-type="float" office:value="0.9512817" calcext:value-type="float">
            <text:p>0.951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11" calcext:value-type="float">
            <text:p>111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provider/UsbDocumentFile.java</text:p>
          </table:table-cell>
          <table:table-cell office:value-type="string" calcext:value-type="string">
            <text:p>android.support.provider.UsbDocumentFile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8421052" calcext:value-type="float">
            <text:p>0.1842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Footer.java</text:p>
          </table:table-cell>
          <table:table-cell office:value-type="string" calcext:value-type="string">
            <text:p>dev.dworks.apps.anexplorer.directory.Footer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CursorRecyclerViewAdapter.java</text:p>
          </table:table-cell>
          <table:table-cell office:value-type="string" calcext:value-type="string">
            <text:p>dev.dworks.apps.anexplorer.adapter.CursorRecyclerViewAdapter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Base64.java</text:p>
          </table:table-cell>
          <table:table-cell office:value-type="string" calcext:value-type="string">
            <text:p>dev.dworks.apps.anexplorer.libcore.io.Base64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RootsExpandableAdapter.java</text:p>
          </table:table-cell>
          <table:table-cell office:value-type="string" calcext:value-type="string">
            <text:p>dev.dworks.apps.anexplorer.adapter.RootsExpandableAdapter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0.64285713" calcext:value-type="float">
            <text:p>0.64285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tting/SecurityPreferenceFragment.java</text:p>
          </table:table-cell>
          <table:table-cell office:value-type="string" calcext:value-type="string">
            <text:p>dev.dworks.apps.anexplorer.setting.SecurityPreferenceFragment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DirectoryFragment.java</text:p>
          </table:table-cell>
          <table:table-cell office:value-type="string" calcext:value-type="string">
            <text:p>dev.dworks.apps.anexplorer.fragment.DirectoryFragment$AdapterEnvironment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DocumentsAdapter.java</text:p>
          </table:table-cell>
          <table:table-cell office:value-type="string" calcext:value-type="string">
            <text:p>dev.dworks.apps.anexplorer.directory.DocumentsAdapter$Environment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tting/SecurityPreferenceFragment.java</text:p>
          </table:table-cell>
          <table:table-cell office:value-type="string" calcext:value-type="string">
            <text:p>dev.dworks.apps.anexplorer.setting.SecurityPreferenceFragment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tting/SecurityPreferenceFragment.java</text:p>
          </table:table-cell>
          <table:table-cell office:value-type="string" calcext:value-type="string">
            <text:p>dev.dworks.apps.anexplorer.setting.SecurityPreferenceFragment$Anonymous5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enameFragment.java</text:p>
          </table:table-cell>
          <table:table-cell office:value-type="string" calcext:value-type="string">
            <text:p>dev.dworks.apps.anexplorer.fragment.RenameFragment</text:p>
          </table:table-cell>
          <table:table-cell office:value-type="string" calcext:value-type="string">
            <text:p>clas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166667" calcext:value-type="float">
            <text:p>0.41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DirectoryContainerView.java</text:p>
          </table:table-cell>
          <table:table-cell office:value-type="string" calcext:value-type="string">
            <text:p>dev.dworks.apps.anexplorer.ui.DirectoryContainerView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tting/SecurityPreferenceFragment.java</text:p>
          </table:table-cell>
          <table:table-cell office:value-type="string" calcext:value-type="string">
            <text:p>dev.dworks.apps.anexplorer.setting.SecurityPreferenceFragment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tting/SecurityPreferenceFragment.java</text:p>
          </table:table-cell>
          <table:table-cell office:value-type="string" calcext:value-type="string">
            <text:p>dev.dworks.apps.anexplorer.setting.SecurityPreference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Loader.java</text:p>
          </table:table-cell>
          <table:table-cell office:value-type="string" calcext:value-type="string">
            <text:p>dev.dworks.apps.anexplorer.misc.AsyncTaskLoader$Load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reateDirectoryFragment.java</text:p>
          </table:table-cell>
          <table:table-cell office:value-type="string" calcext:value-type="string">
            <text:p>dev.dworks.apps.anexplorer.fragment.CreateDirectory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ppRate.java</text:p>
          </table:table-cell>
          <table:table-cell office:value-type="string" calcext:value-type="string">
            <text:p>dev.dworks.apps.anexplorer.misc.AppRate$RetryPolicy</text:p>
          </table:table-cell>
          <table:table-cell office:value-type="string" calcext:value-type="string">
            <text:p>enu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provider/DocumentFile.java</text:p>
          </table:table-cell>
          <table:table-cell office:value-type="string" calcext:value-type="string">
            <text:p>android.support.provider.DocumentFile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0.95652175" calcext:value-type="float">
            <text:p>0.95652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ermissionUtil.java</text:p>
          </table:table-cell>
          <table:table-cell office:value-type="string" calcext:value-type="string">
            <text:p>dev.dworks.apps.anexplorer.misc.PermissionUtil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misc/AnalyticsManager.java</text:p>
          </table:table-cell>
          <table:table-cell office:value-type="string" calcext:value-type="string">
            <text:p>AnalyticsManager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857143" calcext:value-type="float">
            <text:p>0.7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inViewHelper.java</text:p>
          </table:table-cell>
          <table:table-cell office:value-type="string" calcext:value-type="string">
            <text:p>dev.dworks.apps.anexplorer.misc.PinViewHelper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inViewHelper.java</text:p>
          </table:table-cell>
          <table:table-cell office:value-type="string" calcext:value-type="string">
            <text:p>dev.dworks.apps.anexplorer.misc.PinViewHelper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inViewHelper.java</text:p>
          </table:table-cell>
          <table:table-cell office:value-type="string" calcext:value-type="string">
            <text:p>dev.dworks.apps.anexplorer.misc.PinViewHelper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inViewHelper.java</text:p>
          </table:table-cell>
          <table:table-cell office:value-type="string" calcext:value-type="string">
            <text:p>dev.dworks.apps.anexplorer.misc.PinViewHelp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common/RootsCommonFragment.java</text:p>
          </table:table-cell>
          <table:table-cell office:value-type="string" calcext:value-type="string">
            <text:p>dev.dworks.apps.anexplorer.common.RootsCommonFragment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reconditions.java</text:p>
          </table:table-cell>
          <table:table-cell office:value-type="string" calcext:value-type="string">
            <text:p>dev.dworks.apps.anexplorer.misc.Preconditions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.java</text:p>
          </table:table-cell>
          <table:table-cell office:value-type="string" calcext:value-type="string">
            <text:p>dev.dworks.apps.anexplorer.misc.AsyncTask$SerialExecut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ViewGroupUtils.java</text:p>
          </table:table-cell>
          <table:table-cell office:value-type="string" calcext:value-type="string">
            <text:p>dev.dworks.apps.anexplorer.misc.ViewGroupUtils$ViewGroupUtilsImplHoneycomb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ColorPreference.java</text:p>
          </table:table-cell>
          <table:table-cell office:value-type="string" calcext:value-type="string">
            <text:p>dev.dworks.apps.anexplorer.ui.MaterialColorPreference</text:p>
          </table:table-cell>
          <table:table-cell office:value-type="string" calcext:value-type="string">
            <text:p>cla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0.8901099" calcext:value-type="float">
            <text:p>0.890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CreateFinish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DirectoryResult.java</text:p>
          </table:table-cell>
          <table:table-cell office:value-type="string" calcext:value-type="string">
            <text:p>dev.dworks.apps.anexplorer.model.DirectoryResult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RecentsProvider.java</text:p>
          </table:table-cell>
          <table:table-cell office:value-type="string" calcext:value-type="string">
            <text:p>dev.dworks.apps.anexplorer.provider.RecentsProvider$RecentColumns</text:p>
          </table:table-cell>
          <table:table-cell office:value-type="string" calcext:value-type="string">
            <text:p>inner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ackageManagerUtils.java</text:p>
          </table:table-cell>
          <table:table-cell office:value-type="string" calcext:value-type="string">
            <text:p>dev.dworks.apps.anexplorer.misc.PackageManagerUtils$Anonymous1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androidx/wear/widget/drawer/WearableCompatDrawerLayout.java</text:p>
          </table:table-cell>
          <table:table-cell office:value-type="string" calcext:value-type="string">
            <text:p>androidx.wear.widget.drawer.WearableCompatDrawerLayout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AboutFlavour.java</text:p>
          </table:table-cell>
          <table:table-cell office:value-type="string" calcext:value-type="string">
            <text:p>AboutFlavou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416667" calcext:value-type="float">
            <text:p>0.54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underground/java/dev/dworks/apps/anexplorer/ui/RecylerViewCompat.java</text:p>
          </table:table-cell>
          <table:table-cell office:value-type="string" calcext:value-type="string">
            <text:p>dev.dworks.apps.anexplorer.ui.RecylerViewCompat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RecentsAdapter.java</text:p>
          </table:table-cell>
          <table:table-cell office:value-type="string" calcext:value-type="string">
            <text:p>dev.dworks.apps.anexplorer.adapter.RecentsAdapter$ViewHold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DocumentInfo.java</text:p>
          </table:table-cell>
          <table:table-cell office:value-type="string" calcext:value-type="string">
            <text:p>dev.dworks.apps.anexplorer.model.DocumentInfo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59" calcext:value-type="float">
            <text:p>259</text:p>
          </table:table-cell>
          <table:table-cell office:value-type="float" office:value="0.87828946" calcext:value-type="float">
            <text:p>0.87828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MediaDocumentsProvider.java</text:p>
          </table:table-cell>
          <table:table-cell office:value-type="string" calcext:value-type="string">
            <text:p>dev.dworks.apps.anexplorer.provider.MediaDocumentsProvider$Ident</text:p>
          </table:table-cell>
          <table:table-cell office:value-type="string" calcext:value-type="string">
            <text:p>inner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MultiSelectionUtil.java</text:p>
          </table:table-cell>
          <table:table-cell office:value-type="string" calcext:value-type="string">
            <text:p>dev.dworks.apps.anexplorer.misc.MultiSelectionUtil$MultiChoiceModeListener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oader/RecentLoader.java</text:p>
          </table:table-cell>
          <table:table-cell office:value-type="string" calcext:value-type="string">
            <text:p>dev.dworks.apps.anexplorer.loader.RecentLoader</text:p>
          </table:table-cell>
          <table:table-cell office:value-type="string" calcext:value-type="string">
            <text:p>clas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SystemBarTintManager.java</text:p>
          </table:table-cell>
          <table:table-cell office:value-type="string" calcext:value-type="string">
            <text:p>dev.dworks.apps.anexplorer.misc.SystemBarTintManager$SystemBarConfig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0.87053573" calcext:value-type="float">
            <text:p>0.87053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RootsCache.java</text:p>
          </table:table-cell>
          <table:table-cell office:value-type="string" calcext:value-type="string">
            <text:p>dev.dworks.apps.anexplorer.misc.RootsCache$Update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1666666" calcext:value-type="float">
            <text:p>0.4166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provider/BasicStorageDocumentFile.java</text:p>
          </table:table-cell>
          <table:table-cell office:value-type="string" calcext:value-type="string">
            <text:p>android.support.provider.BasicStorageDocumentFile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83333336" calcext:value-type="float">
            <text:p>0.083333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LineColorPicker.java</text:p>
          </table:table-cell>
          <table:table-cell office:value-type="string" calcext:value-type="string">
            <text:p>dev.dworks.apps.anexplorer.ui.LineColorPicker$SavedState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Main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6666667" calcext:value-type="float">
            <text:p>0.1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IconColorUtils.java</text:p>
          </table:table-cell>
          <table:table-cell office:value-type="string" calcext:value-type="string">
            <text:p>dev.dworks.apps.anexplorer.misc.IconColorUtils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ui/ProWrapper.java</text:p>
          </table:table-cell>
          <table:table-cell office:value-type="string" calcext:value-type="string">
            <text:p>dev.dworks.apps.anexplorer.ui.ProWrapper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RecyclerFragment.java</text:p>
          </table:table-cell>
          <table:table-cell office:value-type="string" calcext:value-type="string">
            <text:p>dev.dworks.apps.anexplorer.common.RecyclerFragment$onDataChangeListener</text:p>
          </table:table-cell>
          <table:table-cell office:value-type="string" calcext:value-type="string">
            <text:p>interfa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eams.java</text:p>
          </table:table-cell>
          <table:table-cell office:value-type="string" calcext:value-type="string">
            <text:p>dev.dworks.apps.anexplorer.libcore.io.Streams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9166667" calcext:value-type="float">
            <text:p>0.91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common/DialogBuilder.java</text:p>
          </table:table-cell>
          <table:table-cell office:value-type="string" calcext:value-type="string">
            <text:p>dev.dworks.apps.anexplorer.common.DialogBuilder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ui/DrawerLayoutHelper.java</text:p>
          </table:table-cell>
          <table:table-cell office:value-type="string" calcext:value-type="string">
            <text:p>dev.dworks.apps.anexplorer.ui.DrawerLayoutHelper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loatingActionButton.java</text:p>
          </table:table-cell>
          <table:table-cell office:value-type="string" calcext:value-type="string">
            <text:p>dev.dworks.apps.anexplorer.ui.FloatingActionButton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ThumbnailCache.java</text:p>
          </table:table-cell>
          <table:table-cell office:value-type="string" calcext:value-type="string">
            <text:p>dev.dworks.apps.anexplorer.misc.ThumbnailCache$Entry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SpacerItem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DialogFragment.java</text:p>
          </table:table-cell>
          <table:table-cell office:value-type="string" calcext:value-type="string">
            <text:p>dev.dworks.apps.anexplorer.common.Dialog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SectionedListAdapter.java</text:p>
          </table:table-cell>
          <table:table-cell office:value-type="string" calcext:value-type="string">
            <text:p>dev.dworks.apps.anexplorer.adapter.SectionedListAdapter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CircleImage.java</text:p>
          </table:table-cell>
          <table:table-cell office:value-type="string" calcext:value-type="string">
            <text:p>dev.dworks.apps.anexplorer.ui.CircleImage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MutableFloat.java</text:p>
          </table:table-cell>
          <table:table-cell office:value-type="string" calcext:value-type="string">
            <text:p>dev.dworks.apps.anexplorer.libcore.util.MutableFloat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StorageProvider.java</text:p>
          </table:table-cell>
          <table:table-cell office:value-type="string" calcext:value-type="string">
            <text:p>dev.dworks.apps.anexplorer.provider.StorageProvider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0.95238096" calcext:value-type="float">
            <text:p>0.9523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DocumentsContract.java</text:p>
          </table:table-cell>
          <table:table-cell office:value-type="string" calcext:value-type="string">
            <text:p>dev.dworks.apps.anexplorer.model.DocumentsContract$Document</text:p>
          </table:table-cell>
          <table:table-cell office:value-type="string" calcext:value-type="string">
            <text:p>inner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DocumentHolder.java</text:p>
          </table:table-cell>
          <table:table-cell office:value-type="string" calcext:value-type="string">
            <text:p>dev.dworks.apps.anexplorer.directory.DocumentHolder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.8888891" calcext:value-type="float">
            <text:p>0.8888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ppRate.java</text:p>
          </table:table-cell>
          <table:table-cell office:value-type="string" calcext:value-type="string">
            <text:p>dev.dworks.apps.anexplorer.misc.AppRate$OnShowListener</text:p>
          </table:table-cell>
          <table:table-cell office:value-type="string" calcext:value-type="string">
            <text:p>interfa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etwork/NetworkClient.java</text:p>
          </table:table-cell>
          <table:table-cell office:value-type="string" calcext:value-type="string">
            <text:p>dev.dworks.apps.anexplorer.network.NetworkClient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BaseActivity.java</text:p>
          </table:table-cell>
          <table:table-cell office:value-type="string" calcext:value-type="string">
            <text:p>dev.dworks.apps.anexplorer.BaseActivity$State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reateConnectionFragment.java</text:p>
          </table:table-cell>
          <table:table-cell office:value-type="string" calcext:value-type="string">
            <text:p>dev.dworks.apps.anexplorer.fragment.CreateConnectionFragment</text:p>
          </table:table-cell>
          <table:table-cell office:value-type="string" calcext:value-type="string">
            <text:p>class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6547619" calcext:value-type="float">
            <text:p>0.654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MultiSelectionUtil.java</text:p>
          </table:table-cell>
          <table:table-cell office:value-type="string" calcext:value-type="string">
            <text:p>dev.dworks.apps.anexplorer.misc.MultiSelectionUtil$Controller$Anonymous1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ursor/MatrixCursor.java</text:p>
          </table:table-cell>
          <table:table-cell office:value-type="string" calcext:value-type="string">
            <text:p>dev.dworks.apps.anexplorer.cursor.MatrixCursor$RowBui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uctStatFs.java</text:p>
          </table:table-cell>
          <table:table-cell office:value-type="string" calcext:value-type="string">
            <text:p>dev.dworks.apps.anexplorer.libcore.io.StructStatFs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abs/FabSpeedDial.java</text:p>
          </table:table-cell>
          <table:table-cell office:value-type="string" calcext:value-type="string">
            <text:p>dev.dworks.apps.anexplorer.ui.fabs.FabSpeedDial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10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1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HeatMapProvider.java</text:p>
          </table:table-cell>
          <table:table-cell office:value-type="string" calcext:value-type="string">
            <text:p>dev.dworks.apps.anexplorer.provider.HeatMapProvider</text:p>
          </table:table-cell>
          <table:table-cell office:value-type="string" calcext:value-type="string">
            <text:p>class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0.90225565" calcext:value-type="float">
            <text:p>0.90225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9" calcext:value-type="float">
            <text:p>3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abs/FabSpeedDial.java</text:p>
          </table:table-cell>
          <table:table-cell office:value-type="string" calcext:value-type="string">
            <text:p>dev.dworks.apps.anexplorer.ui.fabs.FabSpeedDial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BaseActivity.java</text:p>
          </table:table-cell>
          <table:table-cell office:value-type="string" calcext:value-type="string">
            <text:p>dev.dworks.apps.anexplorer.BaseActivity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StorageVolume.java</text:p>
          </table:table-cell>
          <table:table-cell office:value-type="string" calcext:value-type="string">
            <text:p>dev.dworks.apps.anexplorer.misc.StorageVolume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0.9267677" calcext:value-type="float">
            <text:p>0.9267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abs/FabSpeedDial.java</text:p>
          </table:table-cell>
          <table:table-cell office:value-type="string" calcext:value-type="string">
            <text:p>dev.dworks.apps.anexplorer.ui.fabs.FabSpeedDial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abs/FabSpeedDial.java</text:p>
          </table:table-cell>
          <table:table-cell office:value-type="string" calcext:value-type="string">
            <text:p>dev.dworks.apps.anexplorer.ui.fabs.FabSpeedDial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StorageUtils.java</text:p>
          </table:table-cell>
          <table:table-cell office:value-type="string" calcext:value-type="string">
            <text:p>dev.dworks.apps.anexplorer.misc.StorageUtils</text:p>
          </table:table-cell>
          <table:table-cell office:value-type="string" calcext:value-type="string">
            <text:p>class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office:value-type="float" office:value="0.939394" calcext:value-type="float">
            <text:p>0.939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1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SystemBarTintManager.java</text:p>
          </table:table-cell>
          <table:table-cell office:value-type="string" calcext:value-type="string">
            <text:p>dev.dworks.apps.anexplorer.misc.SystemBarTintManager</text:p>
          </table:table-cell>
          <table:table-cell office:value-type="string" calcext:value-type="string">
            <text:p>class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0.8504274" calcext:value-type="float">
            <text:p>0.8504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SAFManager.java</text:p>
          </table:table-cell>
          <table:table-cell office:value-type="string" calcext:value-type="string">
            <text:p>dev.dworks.apps.anexplorer.misc.SAFManager</text:p>
          </table:table-cell>
          <table:table-cell office:value-type="string" calcext:value-type="string">
            <text:p>clas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.8666667" calcext:value-type="float">
            <text:p>0.8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oteActivity.java</text:p>
          </table:table-cell>
          <table:table-cell office:value-type="string" calcext:value-type="string">
            <text:p>dev.dworks.apps.anexplorer.NoteActivity$LoadContent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ui/DrawerLayoutHelper.java</text:p>
          </table:table-cell>
          <table:table-cell office:value-type="string" calcext:value-type="string">
            <text:p>DrawerLayoutHelper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ViewGroupUtilsHoneycomb.java</text:p>
          </table:table-cell>
          <table:table-cell office:value-type="string" calcext:value-type="string">
            <text:p>dev.dworks.apps.anexplorer.misc.ViewGroupUtilsHoneycomb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PickFragment.java</text:p>
          </table:table-cell>
          <table:table-cell office:value-type="string" calcext:value-type="string">
            <text:p>dev.dworks.apps.anexplorer.fragment.PickFragment</text:p>
          </table:table-cell>
          <table:table-cell office:value-type="string" calcext:value-type="string">
            <text:p>cl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RootInfo.java</text:p>
          </table:table-cell>
          <table:table-cell office:value-type="string" calcext:value-type="string">
            <text:p>dev.dworks.apps.anexplorer.model.RootInfo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RestoreRoot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uctGroupReq.java</text:p>
          </table:table-cell>
          <table:table-cell office:value-type="string" calcext:value-type="string">
            <text:p>dev.dworks.apps.anexplorer.libcore.io.StructGroupReq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ThumbnailCache.java</text:p>
          </table:table-cell>
          <table:table-cell office:value-type="string" calcext:value-type="string">
            <text:p>dev.dworks.apps.anexplorer.misc.ThumbnailCache$Cache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RecyclerFragment.java</text:p>
          </table:table-cell>
          <table:table-cell office:value-type="string" calcext:value-type="string">
            <text:p>dev.dworks.apps.anexplorer.common.RecyclerFragment$Recycler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Anonymous5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Anonymous6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DirectoryView.java</text:p>
          </table:table-cell>
          <table:table-cell office:value-type="string" calcext:value-type="string">
            <text:p>dev.dworks.apps.anexplorer.ui.DirectoryView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SAFManager.java</text:p>
          </table:table-cell>
          <table:table-cell office:value-type="string" calcext:value-type="string">
            <text:p>dev.dworks.apps.anexplorer.misc.SAFManag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ColorPreference.java</text:p>
          </table:table-cell>
          <table:table-cell office:value-type="string" calcext:value-type="string">
            <text:p>dev.dworks.apps.anexplorer.ui.MaterialColorPreference$ColorDialog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NetworkStorageProvider.java</text:p>
          </table:table-cell>
          <table:table-cell office:value-type="string" calcext:value-type="string">
            <text:p>dev.dworks.apps.anexplorer.provider.NetworkStorageProvider</text:p>
          </table:table-cell>
          <table:table-cell office:value-type="string" calcext:value-type="string">
            <text:p>class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27" calcext:value-type="float">
            <text:p>227</text:p>
          </table:table-cell>
          <table:table-cell office:value-type="float" office:value="0.8913043" calcext:value-type="float">
            <text:p>0.8913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oteActivity.java</text:p>
          </table:table-cell>
          <table:table-cell office:value-type="string" calcext:value-type="string">
            <text:p>dev.dworks.apps.anexplorer.NoteActivity</text:p>
          </table:table-cell>
          <table:table-cell office:value-type="string" calcext:value-type="string">
            <text:p>clas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RestoreRoot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loatingActionsMenu.java</text:p>
          </table:table-cell>
          <table:table-cell office:value-type="string" calcext:value-type="string">
            <text:p>dev.dworks.apps.anexplorer.ui.FloatingActionsMenu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ExternalStorageProvider.java</text:p>
          </table:table-cell>
          <table:table-cell office:value-type="string" calcext:value-type="string">
            <text:p>dev.dworks.apps.anexplorer.provider.ExternalStorageProvid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ColorPreference.java</text:p>
          </table:table-cell>
          <table:table-cell office:value-type="string" calcext:value-type="string">
            <text:p>dev.dworks.apps.anexplorer.ui.MaterialColorPreference$ColorDialogFragment$Anonymous3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ColorPreference.java</text:p>
          </table:table-cell>
          <table:table-cell office:value-type="string" calcext:value-type="string">
            <text:p>dev.dworks.apps.anexplorer.ui.MaterialColorPreference$ColorDialogFragment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ColorPreference.java</text:p>
          </table:table-cell>
          <table:table-cell office:value-type="string" calcext:value-type="string">
            <text:p>dev.dworks.apps.anexplorer.ui.MaterialColorPreference$ColorDialogFragment$Anonymous5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ColorPreference.java</text:p>
          </table:table-cell>
          <table:table-cell office:value-type="string" calcext:value-type="string">
            <text:p>dev.dworks.apps.anexplorer.ui.MaterialColorPreference$ColorDialogFragment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ExplorerProvider.java</text:p>
          </table:table-cell>
          <table:table-cell office:value-type="string" calcext:value-type="string">
            <text:p>dev.dworks.apps.anexplorer.provider.ExplorerProvider$DatabaseHelp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8333333" calcext:value-type="float">
            <text:p>0.8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HomeFragment.java</text:p>
          </table:table-cell>
          <table:table-cell office:value-type="string" calcext:value-type="string">
            <text:p>dev.dworks.apps.anexplorer.fragment.HomeFragment$Operation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5833333" calcext:value-type="float">
            <text:p>0.58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MutableDouble.java</text:p>
          </table:table-cell>
          <table:table-cell office:value-type="string" calcext:value-type="string">
            <text:p>dev.dworks.apps.anexplorer.libcore.util.MutableDouble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StorageProvider.java</text:p>
          </table:table-cell>
          <table:table-cell office:value-type="string" calcext:value-type="string">
            <text:p>dev.dworks.apps.anexplorer.provider.StorageProvider$ImagesBucketThumbnail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AppFlavour.java</text:p>
          </table:table-cell>
          <table:table-cell office:value-type="string" calcext:value-type="string">
            <text:p>AppFlavou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PickRoot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loatingActionsMenu.java</text:p>
          </table:table-cell>
          <table:table-cell office:value-type="string" calcext:value-type="string">
            <text:p>dev.dworks.apps.anexplorer.ui.FloatingActionsMenu$RecyclerViewScrollDetectorImpl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666667" calcext:value-type="float">
            <text:p>0.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AboutFlavour.java</text:p>
          </table:table-cell>
          <table:table-cell office:value-type="string" calcext:value-type="string">
            <text:p>dev.dworks.apps.anexplorer.AboutFlavour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FolderSizeAsyncTask.java</text:p>
          </table:table-cell>
          <table:table-cell office:value-type="string" calcext:value-type="string">
            <text:p>dev.dworks.apps.anexplorer.directory.FolderSizeAsyncTask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ViewGroupUtils.java</text:p>
          </table:table-cell>
          <table:table-cell office:value-type="string" calcext:value-type="string">
            <text:p>dev.dworks.apps.anexplorer.misc.ViewGroupUtils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ProgressDrawable.java</text:p>
          </table:table-cell>
          <table:table-cell office:value-type="string" calcext:value-type="string">
            <text:p>dev.dworks.apps.anexplorer.ui.MaterialProgressDrawable$Ring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5" calcext:value-type="float">
            <text:p>345</text:p>
          </table:table-cell>
          <table:table-cell office:value-type="float" office:value="0.9102383" calcext:value-type="float">
            <text:p>0.910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ArrayIndexOutOfBoundsException.java</text:p>
          </table:table-cell>
          <table:table-cell office:value-type="string" calcext:value-type="string">
            <text:p>dev.dworks.apps.anexplorer.libcore.io.ArrayIndexOutOfBoundsException</text:p>
          </table:table-cell>
          <table:table-cell office:value-type="string" calcext:value-type="string">
            <text:p>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ActionBarActivity.java</text:p>
          </table:table-cell>
          <table:table-cell office:value-type="string" calcext:value-type="string">
            <text:p>dev.dworks.apps.anexplorer.common.ActionBarActivity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abs/FabSpeedDial.java</text:p>
          </table:table-cell>
          <table:table-cell office:value-type="string" calcext:value-type="string">
            <text:p>dev.dworks.apps.anexplorer.ui.fabs.FabSpeedDial$MenuListener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common/RootsCommonFragment.java</text:p>
          </table:table-cell>
          <table:table-cell office:value-type="string" calcext:value-type="string">
            <text:p>RootsCommon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ErrnoException.java</text:p>
          </table:table-cell>
          <table:table-cell office:value-type="string" calcext:value-type="string">
            <text:p>dev.dworks.apps.anexplorer.libcore.io.ErrnoException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BaseHolder.java</text:p>
          </table:table-cell>
          <table:table-cell office:value-type="string" calcext:value-type="string">
            <text:p>dev.dworks.apps.anexplorer.directory.BaseHolder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92857146" calcext:value-type="float">
            <text:p>0.92857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provider/DocumentsContractApi21.java</text:p>
          </table:table-cell>
          <table:table-cell office:value-type="string" calcext:value-type="string">
            <text:p>android.support.provider.DocumentsContractApi21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8333333" calcext:value-type="float">
            <text:p>0.8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ProgressDrawable.java</text:p>
          </table:table-cell>
          <table:table-cell office:value-type="string" calcext:value-type="string">
            <text:p>dev.dworks.apps.anexplorer.ui.MaterialProgressDrawable$EndCurveInterpolat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root/Permissions.java</text:p>
          </table:table-cell>
          <table:table-cell office:value-type="string" calcext:value-type="string">
            <text:p>dev.dworks.apps.anexplorer.root.Permissions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reateDirectoryFragment.java</text:p>
          </table:table-cell>
          <table:table-cell office:value-type="string" calcext:value-type="string">
            <text:p>dev.dworks.apps.anexplorer.fragment.CreateDirectoryFragment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misc/UtilsFlavour.java</text:p>
          </table:table-cell>
          <table:table-cell office:value-type="string" calcext:value-type="string">
            <text:p>dev.dworks.apps.anexplorer.misc.UtilsFlavour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provider/TreeDocumentFile.java</text:p>
          </table:table-cell>
          <table:table-cell office:value-type="string" calcext:value-type="string">
            <text:p>android.support.provider.TreeDocumentFile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29411765" calcext:value-type="float">
            <text:p>0.02941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inViewHelper.java</text:p>
          </table:table-cell>
          <table:table-cell office:value-type="string" calcext:value-type="string">
            <text:p>dev.dworks.apps.anexplorer.misc.PinViewHelper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uctLinger.java</text:p>
          </table:table-cell>
          <table:table-cell office:value-type="string" calcext:value-type="string">
            <text:p>dev.dworks.apps.anexplorer.libcore.io.StructLinger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666667" calcext:value-type="float">
            <text:p>0.1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RecyclerFragment.java</text:p>
          </table:table-cell>
          <table:table-cell office:value-type="string" calcext:value-type="string">
            <text:p>dev.dworks.apps.anexplorer.common.RecyclerFragment$RecyclerItemClickListener$ExtendedGestureListen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DialogFragment.java</text:p>
          </table:table-cell>
          <table:table-cell office:value-type="string" calcext:value-type="string">
            <text:p>dev.dworks.apps.anexplorer.common.DialogFragment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tting/ThemePreferenceFragment.java</text:p>
          </table:table-cell>
          <table:table-cell office:value-type="string" calcext:value-type="string">
            <text:p>dev.dworks.apps.anexplorer.setting.ThemePreferenceFragment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</text:p>
          </table:table-cell>
          <table:table-cell office:value-type="string" calcext:value-type="string">
            <text:p>class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86111104" calcext:value-type="float">
            <text:p>0.8611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IntentUtils.java</text:p>
          </table:table-cell>
          <table:table-cell office:value-type="string" calcext:value-type="string">
            <text:p>dev.dworks.apps.anexplorer.misc.IntentUtils</text:p>
          </table:table-cell>
          <table:table-cell office:value-type="string" calcext:value-type="string">
            <text:p>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rchive/DocumentArchive.java</text:p>
          </table:table-cell>
          <table:table-cell office:value-type="string" calcext:value-type="string">
            <text:p>dev.dworks.apps.anexplorer.archive.DocumentArchive</text:p>
          </table:table-cell>
          <table:table-cell office:value-type="string" calcext:value-type="string">
            <text:p>class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69166666" calcext:value-type="float">
            <text:p>0.6916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provider/DocumentsContractApi19.java</text:p>
          </table:table-cell>
          <table:table-cell office:value-type="string" calcext:value-type="string">
            <text:p>android.support.provider.DocumentsContractApi19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0.88888884" calcext:value-type="float">
            <text:p>0.88888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StorageProvider.java</text:p>
          </table:table-cell>
          <table:table-cell office:value-type="string" calcext:value-type="string">
            <text:p>dev.dworks.apps.anexplorer.provider.StorageProvider$VideoThumbnail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ursor/SortingCursorWrapper.java</text:p>
          </table:table-cell>
          <table:table-cell office:value-type="string" calcext:value-type="string">
            <text:p>dev.dworks.apps.anexplorer.cursor.SortingCursorWrapper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352941" calcext:value-type="float">
            <text:p>0.7352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ColorPalette.java</text:p>
          </table:table-cell>
          <table:table-cell office:value-type="string" calcext:value-type="string">
            <text:p>dev.dworks.apps.anexplorer.misc.ColorPalette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oader/RootsLoader.java</text:p>
          </table:table-cell>
          <table:table-cell office:value-type="string" calcext:value-type="string">
            <text:p>dev.dworks.apps.anexplorer.loader.RootsLoader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62500006" calcext:value-type="float">
            <text:p>0.625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Durable.java</text:p>
          </table:table-cell>
          <table:table-cell office:value-type="string" calcext:value-type="string">
            <text:p>dev.dworks.apps.anexplorer.model.Durable</text:p>
          </table:table-cell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9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8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MutableLong.java</text:p>
          </table:table-cell>
          <table:table-cell office:value-type="string" calcext:value-type="string">
            <text:p>dev.dworks.apps.anexplorer.libcore.util.MutableLong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7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6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adapter/RootsCommonAdapter.java</text:p>
          </table:table-cell>
          <table:table-cell office:value-type="string" calcext:value-type="string">
            <text:p>dev.dworks.apps.anexplorer.adapter.RootsCommonAdapter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StandardCharsets.java</text:p>
          </table:table-cell>
          <table:table-cell office:value-type="string" calcext:value-type="string">
            <text:p>dev.dworks.apps.anexplorer.misc.StandardCharsets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5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ProgressDrawable.java</text:p>
          </table:table-cell>
          <table:table-cell office:value-type="string" calcext:value-type="string">
            <text:p>dev.dworks.apps.anexplorer.ui.MaterialProgressDrawable$StartCurveInterpolat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common/DialogBuilder.java</text:p>
          </table:table-cell>
          <table:table-cell office:value-type="string" calcext:value-type="string">
            <text:p>DialogBuilder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DownloadManagerUtils.java</text:p>
          </table:table-cell>
          <table:table-cell office:value-type="string" calcext:value-type="string">
            <text:p>dev.dworks.apps.anexplorer.misc.DownloadManagerUtils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oader/UriDerivativeLoader.java</text:p>
          </table:table-cell>
          <table:table-cell office:value-type="string" calcext:value-type="string">
            <text:p>dev.dworks.apps.anexplorer.loader.UriDerivativeLoader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79999995" calcext:value-type="float">
            <text:p>0.799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common/DialogBuilder.java</text:p>
          </table:table-cell>
          <table:table-cell office:value-type="string" calcext:value-type="string">
            <text:p>DialogBuild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loud/CloudFile.java</text:p>
          </table:table-cell>
          <table:table-cell office:value-type="string" calcext:value-type="string">
            <text:p>dev.dworks.apps.anexplorer.cloud.CloudFile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5454544" calcext:value-type="float">
            <text:p>0.4545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ursor/RootCursorWrapper.java</text:p>
          </table:table-cell>
          <table:table-cell office:value-type="string" calcext:value-type="string">
            <text:p>dev.dworks.apps.anexplorer.cursor.RootCursorWrapper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7936508" calcext:value-type="float">
            <text:p>0.7936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DocumentsContract.java</text:p>
          </table:table-cell>
          <table:table-cell office:value-type="string" calcext:value-type="string">
            <text:p>dev.dworks.apps.anexplorer.model.DocumentsContract</text:p>
          </table:table-cell>
          <table:table-cell office:value-type="string" calcext:value-type="string">
            <text:p>class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29" calcext:value-type="float">
            <text:p>529</text:p>
          </table:table-cell>
          <table:table-cell office:value-type="float" office:value="0.9417424" calcext:value-type="float">
            <text:p>0.941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9" calcext:value-type="float">
            <text:p>52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oader/RecentLoader.java</text:p>
          </table:table-cell>
          <table:table-cell office:value-type="string" calcext:value-type="string">
            <text:p>dev.dworks.apps.anexplorer.loader.RecentLoader$Anonymous1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oader/RecentLoader.java</text:p>
          </table:table-cell>
          <table:table-cell office:value-type="string" calcext:value-type="string">
            <text:p>dev.dworks.apps.anexplorer.loader.RecentLoader$Anonymous2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IoUtils.java</text:p>
          </table:table-cell>
          <table:table-cell office:value-type="string" calcext:value-type="string">
            <text:p>dev.dworks.apps.anexplorer.libcore.io.IoUtils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HomeFragment.java</text:p>
          </table:table-cell>
          <table:table-cell office:value-type="string" calcext:value-type="string">
            <text:p>dev.dworks.apps.anexplorer.fragment.HomeFragment$OperationTask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oader/RecentLoader.java</text:p>
          </table:table-cell>
          <table:table-cell office:value-type="string" calcext:value-type="string">
            <text:p>dev.dworks.apps.anexplorer.loader.RecentLoader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ultiChoiceHelper.java</text:p>
          </table:table-cell>
          <table:table-cell office:value-type="string" calcext:value-type="string">
            <text:p>dev.dworks.apps.anexplorer.directory.MultiChoiceHelper$SavedState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Loader.java</text:p>
          </table:table-cell>
          <table:table-cell office:value-type="string" calcext:value-type="string">
            <text:p>dev.dworks.apps.anexplorer.misc.AsyncTaskLoader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0.7578125" calcext:value-type="float">
            <text:p>0.757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Objects.java</text:p>
          </table:table-cell>
          <table:table-cell office:value-type="string" calcext:value-type="string">
            <text:p>dev.dworks.apps.anexplorer.libcore.util.Objects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ui/LinearLayoutManagerCompat.java</text:p>
          </table:table-cell>
          <table:table-cell office:value-type="string" calcext:value-type="string">
            <text:p>LinearLayoutManagerCompat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MutableInt.java</text:p>
          </table:table-cell>
          <table:table-cell office:value-type="string" calcext:value-type="string">
            <text:p>dev.dworks.apps.anexplorer.libcore.util.MutableInt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ViewCompat.java</text:p>
          </table:table-cell>
          <table:table-cell office:value-type="string" calcext:value-type="string">
            <text:p>dev.dworks.apps.anexplorer.misc.ViewCompat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ui/AdWrapper.java</text:p>
          </table:table-cell>
          <table:table-cell office:value-type="string" calcext:value-type="string">
            <text:p>dev.dworks.apps.anexplorer.ui.AdWrapper$Anonymous1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MimeTypes.java</text:p>
          </table:table-cell>
          <table:table-cell office:value-type="string" calcext:value-type="string">
            <text:p>dev.dworks.apps.anexplorer.misc.MimeTypes</text:p>
          </table:table-cell>
          <table:table-cell office:value-type="string" calcext:value-type="string">
            <text:p>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ProgressDrawable.java</text:p>
          </table:table-cell>
          <table:table-cell office:value-type="string" calcext:value-type="string">
            <text:p>dev.dworks.apps.anexplorer.ui.MaterialProgressDrawable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ProgressDrawable.java</text:p>
          </table:table-cell>
          <table:table-cell office:value-type="string" calcext:value-type="string">
            <text:p>dev.dworks.apps.anexplorer.ui.MaterialProgressDrawable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ProgressDrawable.java</text:p>
          </table:table-cell>
          <table:table-cell office:value-type="string" calcext:value-type="string">
            <text:p>dev.dworks.apps.anexplorer.ui.MaterialProgressDrawable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etwork/NetworkConnection.java</text:p>
          </table:table-cell>
          <table:table-cell office:value-type="string" calcext:value-type="string">
            <text:p>dev.dworks.apps.anexplorer.network.NetworkConnection</text:p>
          </table:table-cell>
          <table:table-cell office:value-type="string" calcext:value-type="string">
            <text:p>class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44" calcext:value-type="float">
            <text:p>444</text:p>
          </table:table-cell>
          <table:table-cell office:value-type="float" office:value="0.8632353" calcext:value-type="float">
            <text:p>0.8632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82" calcext:value-type="float">
            <text:p>28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EmptyArray.java</text:p>
          </table:table-cell>
          <table:table-cell office:value-type="string" calcext:value-type="string">
            <text:p>dev.dworks.apps.anexplorer.libcore.util.EmptyArray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misc/CrashReportingManager.java</text:p>
          </table:table-cell>
          <table:table-cell office:value-type="string" calcext:value-type="string">
            <text:p>dev.dworks.apps.anexplorer.misc.CrashReportingManager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receiver/ConnectionsReceiver.java</text:p>
          </table:table-cell>
          <table:table-cell office:value-type="string" calcext:value-type="string">
            <text:p>dev.dworks.apps.anexplorer.receiver.ConnectionsReceiver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StorageProvider.java</text:p>
          </table:table-cell>
          <table:table-cell office:value-type="string" calcext:value-type="string">
            <text:p>dev.dworks.apps.anexplorer.provider.StorageProvider$ImageOrientation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Anonymous5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DurableUtils.java</text:p>
          </table:table-cell>
          <table:table-cell office:value-type="string" calcext:value-type="string">
            <text:p>dev.dworks.apps.anexplorer.model.DurableUtils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ProgressBar.java</text:p>
          </table:table-cell>
          <table:table-cell office:value-type="string" calcext:value-type="string">
            <text:p>dev.dworks.apps.anexplorer.ui.MaterialProgressBar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RecentsAdapter.java</text:p>
          </table:table-cell>
          <table:table-cell office:value-type="string" calcext:value-type="string">
            <text:p>dev.dworks.apps.anexplorer.adapter.RecentsAdapter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RecentsAdapter.java</text:p>
          </table:table-cell>
          <table:table-cell office:value-type="string" calcext:value-type="string">
            <text:p>dev.dworks.apps.anexplorer.adapter.RecentsAdapter$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RecentsProvider.java</text:p>
          </table:table-cell>
          <table:table-cell office:value-type="string" calcext:value-type="string">
            <text:p>dev.dworks.apps.anexplorer.provider.RecentsProvider</text:p>
          </table:table-cell>
          <table:table-cell office:value-type="string" calcext:value-type="string">
            <text:p>class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.76923084" calcext:value-type="float">
            <text:p>0.76923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DocumentStack.java</text:p>
          </table:table-cell>
          <table:table-cell office:value-type="string" calcext:value-type="string">
            <text:p>dev.dworks.apps.anexplorer.model.DocumentStack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RootItem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6666667" calcext:value-type="float">
            <text:p>0.1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tting/SettingsActivity.java</text:p>
          </table:table-cell>
          <table:table-cell office:value-type="string" calcext:value-type="string">
            <text:p>dev.dworks.apps.anexplorer.setting.SettingsActivity</text:p>
          </table:table-cell>
          <table:table-cell office:value-type="string" calcext:value-type="string">
            <text:p>class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0.9628099" calcext:value-type="float">
            <text:p>0.9628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ui/LinearLayoutManagerCompat.java</text:p>
          </table:table-cell>
          <table:table-cell office:value-type="string" calcext:value-type="string">
            <text:p>CustomScrollingLayoutCallbac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RecentsAdapter.java</text:p>
          </table:table-cell>
          <table:table-cell office:value-type="string" calcext:value-type="string">
            <text:p>dev.dworks.apps.anexplorer.adapter.RecentsAdapter$OnItemClickListener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abs/SimpleMenuListenerAdapter.java</text:p>
          </table:table-cell>
          <table:table-cell office:value-type="string" calcext:value-type="string">
            <text:p>dev.dworks.apps.anexplorer.ui.fabs.SimpleMenuListenerAdapter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rchive/DocumentArchive.java</text:p>
          </table:table-cell>
          <table:table-cell office:value-type="string" calcext:value-type="string">
            <text:p>dev.dworks.apps.anexplorer.archive.DocumentArchive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ThumbnailLoader.java</text:p>
          </table:table-cell>
          <table:table-cell office:value-type="string" calcext:value-type="string">
            <text:p>dev.dworks.apps.anexplorer.misc.ThumbnailLoader</text:p>
          </table:table-cell>
          <table:table-cell office:value-type="string" calcext:value-type="string">
            <text:p>class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ScrollDirectionListener.java</text:p>
          </table:table-cell>
          <table:table-cell office:value-type="string" calcext:value-type="string">
            <text:p>dev.dworks.apps.anexplorer.ui.ScrollDirectionListener</text:p>
          </table:table-cell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oader/RecentLoader.java</text:p>
          </table:table-cell>
          <table:table-cell office:value-type="string" calcext:value-type="string">
            <text:p>dev.dworks.apps.anexplorer.loader.RecentLoader$Recent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Consumer.java</text:p>
          </table:table-cell>
          <table:table-cell office:value-type="string" calcext:value-type="string">
            <text:p>dev.dworks.apps.anexplorer.libcore.util.Consumer</text:p>
          </table:table-cell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CursorRecyclerViewAdapter.java</text:p>
          </table:table-cell>
          <table:table-cell office:value-type="string" calcext:value-type="string">
            <text:p>dev.dworks.apps.anexplorer.adapter.CursorRecyclerViewAdapter$NotifyingDataSetObserv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VolumeInfo.java</text:p>
          </table:table-cell>
          <table:table-cell office:value-type="string" calcext:value-type="string">
            <text:p>dev.dworks.apps.anexplorer.misc.VolumeInfo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GroupItem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MultiMap.java</text:p>
          </table:table-cell>
          <table:table-cell office:value-type="string" calcext:value-type="string">
            <text:p>dev.dworks.apps.anexplorer.libcore.io.MultiMap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2222222" calcext:value-type="float">
            <text:p>0.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OsConstants.java</text:p>
          </table:table-cell>
          <table:table-cell office:value-type="string" calcext:value-type="string">
            <text:p>dev.dworks.apps.anexplorer.libcore.io.OsConstants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0.9319148" calcext:value-type="float">
            <text:p>0.9319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724" calcext:value-type="float">
            <text:p>72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Anonymous6$Anonymous7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ContentProviderClientCompat.java</text:p>
          </table:table-cell>
          <table:table-cell office:value-type="string" calcext:value-type="string">
            <text:p>dev.dworks.apps.anexplorer.misc.ContentProviderClientCompat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oteActivity.java</text:p>
          </table:table-cell>
          <table:table-cell office:value-type="string" calcext:value-type="string">
            <text:p>dev.dworks.apps.anexplorer.NoteActivity$SaveContent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androidx/wear/widget/drawer/WearableNavigationDrawerCompatView.java</text:p>
          </table:table-cell>
          <table:table-cell office:value-type="string" calcext:value-type="string">
            <text:p>androidx.wear.widget.drawer.WearableNavigationDrawerCompatView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7916666" calcext:value-type="float">
            <text:p>0.791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tting/SecurityPreferenceFragment.java</text:p>
          </table:table-cell>
          <table:table-cell office:value-type="string" calcext:value-type="string">
            <text:p>dev.dworks.apps.anexplorer.setting.SecurityPreferenceFragment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.8888889" calcext:value-type="float">
            <text:p>0.888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HeatMapProvider.java</text:p>
          </table:table-cell>
          <table:table-cell office:value-type="string" calcext:value-type="string">
            <text:p>dev.dworks.apps.anexplorer.provider.HeatMapProvider$DirectoryObserv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ProviderExecutor.java</text:p>
          </table:table-cell>
          <table:table-cell office:value-type="string" calcext:value-type="string">
            <text:p>dev.dworks.apps.anexplorer.misc.ProviderExecutor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etting/AdvancedPreferenceFragment.java</text:p>
          </table:table-cell>
          <table:table-cell office:value-type="string" calcext:value-type="string">
            <text:p>dev.dworks.apps.anexplorer.setting.AdvancedPreferenceFragment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ImageUtils.java</text:p>
          </table:table-cell>
          <table:table-cell office:value-type="string" calcext:value-type="string">
            <text:p>dev.dworks.apps.anexplorer.misc.ImageUtils$BaseInputStreamFactory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ColorUtils.java</text:p>
          </table:table-cell>
          <table:table-cell office:value-type="string" calcext:value-type="string">
            <text:p>dev.dworks.apps.anexplorer.misc.ColorUtils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92499995" calcext:value-type="float">
            <text:p>0.924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RootsCache.java</text:p>
          </table:table-cell>
          <table:table-cell office:value-type="string" calcext:value-type="string">
            <text:p>dev.dworks.apps.anexplorer.misc.RootsCache</text:p>
          </table:table-cell>
          <table:table-cell office:value-type="string" calcext:value-type="string">
            <text:p>class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0.8901098" calcext:value-type="float">
            <text:p>0.8901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9" calcext:value-type="float">
            <text:p>40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Charsets.java</text:p>
          </table:table-cell>
          <table:table-cell office:value-type="string" calcext:value-type="string">
            <text:p>dev.dworks.apps.anexplorer.libcore.io.Charsets</text:p>
          </table:table-cell>
          <table:table-cell office:value-type="string" calcext:value-type="string">
            <text:p>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RootedStorageProvider.java</text:p>
          </table:table-cell>
          <table:table-cell office:value-type="string" calcext:value-type="string">
            <text:p>dev.dworks.apps.anexplorer.provider.RootedStorageProvider$DirectoryCurs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BaseActivity.java</text:p>
          </table:table-cell>
          <table:table-cell office:value-type="string" calcext:value-type="string">
            <text:p>dev.dworks.apps.anexplorer.BaseActivity$State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285714" calcext:value-type="float">
            <text:p>0.7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DownloadStorageProvider.java</text:p>
          </table:table-cell>
          <table:table-cell office:value-type="string" calcext:value-type="string">
            <text:p>dev.dworks.apps.anexplorer.provider.DownloadStorageProvider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0.8352941" calcext:value-type="float">
            <text:p>0.8352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LineColorPicker.java</text:p>
          </table:table-cell>
          <table:table-cell office:value-type="string" calcext:value-type="string">
            <text:p>dev.dworks.apps.anexplorer.ui.LineColorPicker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0.7964286" calcext:value-type="float">
            <text:p>0.796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AppFlavour.java</text:p>
          </table:table-cell>
          <table:table-cell office:value-type="string" calcext:value-type="string">
            <text:p>dev.dworks.apps.anexplorer.AppFlavour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RootedStorageProvider.java</text:p>
          </table:table-cell>
          <table:table-cell office:value-type="string" calcext:value-type="string">
            <text:p>dev.dworks.apps.anexplorer.provider.RootedStorageProvider$RootInfo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ultiChoiceHelper.java</text:p>
          </table:table-cell>
          <table:table-cell office:value-type="string" calcext:value-type="string">
            <text:p>dev.dworks.apps.anexplorer.directory.MultiChoiceHelper$SavedState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MediaDocumentsProvider.java</text:p>
          </table:table-cell>
          <table:table-cell office:value-type="string" calcext:value-type="string">
            <text:p>dev.dworks.apps.anexplorer.provider.MediaDocumentsProvider$Artist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etwork/FTPInputStream.java</text:p>
          </table:table-cell>
          <table:table-cell office:value-type="string" calcext:value-type="string">
            <text:p>dev.dworks.apps.anexplorer.network.FTPInputStream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StandaloneActivity.java</text:p>
          </table:table-cell>
          <table:table-cell office:value-type="string" calcext:value-type="string">
            <text:p>dev.dworks.apps.anexplorer.StandaloneActivity$RestoreStack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Move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ultiChoiceHelper.java</text:p>
          </table:table-cell>
          <table:table-cell office:value-type="string" calcext:value-type="string">
            <text:p>dev.dworks.apps.anexplorer.directory.MultiChoiceHelper$AdapterDataSetObserv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BiConsumer.java</text:p>
          </table:table-cell>
          <table:table-cell office:value-type="string" calcext:value-type="string">
            <text:p>dev.dworks.apps.anexplorer.libcore.util.BiConsumer</text:p>
          </table:table-cell>
          <table:table-cell office:value-type="string" calcext:value-type="string">
            <text:p>interfa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Gallery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rchive/ParsedDocumentId.java</text:p>
          </table:table-cell>
          <table:table-cell office:value-type="string" calcext:value-type="string">
            <text:p>dev.dworks.apps.anexplorer.archive.ParsedDocumentId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LoadingFooter.java</text:p>
          </table:table-cell>
          <table:table-cell office:value-type="string" calcext:value-type="string">
            <text:p>dev.dworks.apps.anexplorer.directory.LoadingFooter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ExistingFinish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LineColorPicker.java</text:p>
          </table:table-cell>
          <table:table-cell office:value-type="string" calcext:value-type="string">
            <text:p>dev.dworks.apps.anexplorer.ui.LineColorPicker$OnColorChangedListener</text:p>
          </table:table-cell>
          <table:table-cell office:value-type="string" calcext:value-type="string">
            <text:p>interfa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ui/DirectoryCommonView.java</text:p>
          </table:table-cell>
          <table:table-cell office:value-type="string" calcext:value-type="string">
            <text:p>dev.dworks.apps.anexplorer.ui.DirectoryCommonView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MaterialProgressDrawable.java</text:p>
          </table:table-cell>
          <table:table-cell office:value-type="string" calcext:value-type="string">
            <text:p>dev.dworks.apps.anexplorer.ui.MaterialProgressDrawable</text:p>
          </table:table-cell>
          <table:table-cell office:value-type="string" calcext:value-type="string">
            <text:p>class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0.9371981" calcext:value-type="float">
            <text:p>0.937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ListDocumentHolder.java</text:p>
          </table:table-cell>
          <table:table-cell office:value-type="string" calcext:value-type="string">
            <text:p>dev.dworks.apps.anexplorer.directory.ListDocumentHolder</text:p>
          </table:table-cell>
          <table:table-cell office:value-type="string" calcext:value-type="string">
            <text:p>cla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IconHelper.java</text:p>
          </table:table-cell>
          <table:table-cell office:value-type="string" calcext:value-type="string">
            <text:p>dev.dworks.apps.anexplorer.misc.IconHelp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DiskInfo.java</text:p>
          </table:table-cell>
          <table:table-cell office:value-type="string" calcext:value-type="string">
            <text:p>dev.dworks.apps.anexplorer.misc.DiskInfo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8321679" calcext:value-type="float">
            <text:p>0.8321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uctPasswd.java</text:p>
          </table:table-cell>
          <table:table-cell office:value-type="string" calcext:value-type="string">
            <text:p>dev.dworks.apps.anexplorer.libcore.io.StructPasswd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pro/java/dev/dworks/apps/anexplorer/ui/LinearLayoutManagerCompat.java</text:p>
          </table:table-cell>
          <table:table-cell office:value-type="string" calcext:value-type="string">
            <text:p>dev.dworks.apps.anexplorer.ui.LinearLayoutManagerCompat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essageFooter.java</text:p>
          </table:table-cell>
          <table:table-cell office:value-type="string" calcext:value-type="string">
            <text:p>dev.dworks.apps.anexplorer.directory.MessageFooter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ExternalStorageProvider.java</text:p>
          </table:table-cell>
          <table:table-cell office:value-type="string" calcext:value-type="string">
            <text:p>dev.dworks.apps.anexplorer.provider.ExternalStorageProvider$RootInfo</text:p>
          </table:table-cell>
          <table:table-cell office:value-type="string" calcext:value-type="string">
            <text:p>inner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etwork/NetworkFile.java</text:p>
          </table:table-cell>
          <table:table-cell office:value-type="string" calcext:value-type="string">
            <text:p>dev.dworks.apps.anexplorer.network.NetworkFile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0.78571427" calcext:value-type="float">
            <text:p>0.7857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common/BaseCommonActivity.java</text:p>
          </table:table-cell>
          <table:table-cell office:value-type="string" calcext:value-type="string">
            <text:p>BaseCommonActivity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DocumentsContract.java</text:p>
          </table:table-cell>
          <table:table-cell office:value-type="string" calcext:value-type="string">
            <text:p>dev.dworks.apps.anexplorer.model.DocumentsContract$Root</text:p>
          </table:table-cell>
          <table:table-cell office:value-type="string" calcext:value-type="string">
            <text:p>inner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.java</text:p>
          </table:table-cell>
          <table:table-cell office:value-type="string" calcext:value-type="string">
            <text:p>dev.dworks.apps.anexplorer.misc.AsyncTask$WorkerRunnable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UsbStorageProvider.java</text:p>
          </table:table-cell>
          <table:table-cell office:value-type="string" calcext:value-type="string">
            <text:p>dev.dworks.apps.anexplorer.provider.UsbStorageProvider$DocumentCurs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reateFileFragment.java</text:p>
          </table:table-cell>
          <table:table-cell office:value-type="string" calcext:value-type="string">
            <text:p>dev.dworks.apps.anexplorer.fragment.CreateFileFragment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55556" calcext:value-type="float">
            <text:p>0.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androidx/wear/widget/drawer/WearableDrawerControllerCompat.java</text:p>
          </table:table-cell>
          <table:table-cell office:value-type="string" calcext:value-type="string">
            <text:p>androidx.wear.widget.drawer.WearableDrawerControllerCompat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RecentsProvider.java</text:p>
          </table:table-cell>
          <table:table-cell office:value-type="string" calcext:value-type="string">
            <text:p>dev.dworks.apps.anexplorer.provider.RecentsProvider$Anonymous1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rchive/DocumentArchiveHelper.java</text:p>
          </table:table-cell>
          <table:table-cell office:value-type="string" calcext:value-type="string">
            <text:p>dev.dworks.apps.anexplorer.archive.DocumentArchiveHelper$Loa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3571427" calcext:value-type="float">
            <text:p>0.5357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ultiChoiceHelper.java</text:p>
          </table:table-cell>
          <table:table-cell office:value-type="string" calcext:value-type="string">
            <text:p>dev.dworks.apps.anexplorer.directory.MultiChoiceHelper</text:p>
          </table:table-cell>
          <table:table-cell office:value-type="string" calcext:value-type="string">
            <text:p>class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736111" calcext:value-type="float">
            <text:p>0.673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util/MutableChar.java</text:p>
          </table:table-cell>
          <table:table-cell office:value-type="string" calcext:value-type="string">
            <text:p>dev.dworks.apps.anexplorer.libcore.util.MutableChar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AppFlavour.java</text:p>
          </table:table-cell>
          <table:table-cell office:value-type="string" calcext:value-type="string">
            <text:p>AppFlavour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  <table:table-cell office:value-type="float" office:value="0.88721806" calcext:value-type="float">
            <text:p>0.88721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ings.java</text:p>
          </table:table-cell>
          <table:table-cell office:value-type="string" calcext:value-type="string">
            <text:p>dev.dworks.apps.anexplorer.libcore.io.Strings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.java</text:p>
          </table:table-cell>
          <table:table-cell office:value-type="string" calcext:value-type="string">
            <text:p>dev.dworks.apps.anexplorer.misc.AsyncTask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8" calcext:value-type="float">
            <text:p>168</text:p>
          </table:table-cell>
          <table:table-cell office:value-type="float" office:value="0.9327731" calcext:value-type="float">
            <text:p>0.9327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reateFileFragment.java</text:p>
          </table:table-cell>
          <table:table-cell office:value-type="string" calcext:value-type="string">
            <text:p>dev.dworks.apps.anexplorer.fragment.CreateFileFragment$CreateFile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etwork/FTPNetworkClient.java</text:p>
          </table:table-cell>
          <table:table-cell office:value-type="string" calcext:value-type="string">
            <text:p>dev.dworks.apps.anexplorer.network.FTPNetworkClient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enameFragment.java</text:p>
          </table:table-cell>
          <table:table-cell office:value-type="string" calcext:value-type="string">
            <text:p>dev.dworks.apps.anexplorer.fragment.RenameFragment$Rename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SaveFragment.java</text:p>
          </table:table-cell>
          <table:table-cell office:value-type="string" calcext:value-type="string">
            <text:p>dev.dworks.apps.anexplorer.fragment.Save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Item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GalleryViewHolder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android/support/provider/DocumentsContractCompat.java</text:p>
          </table:table-cell>
          <table:table-cell office:value-type="string" calcext:value-type="string">
            <text:p>android.support.provider.DocumentsContractCompat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41" calcext:value-type="float">
            <text:p>241</text:p>
          </table:table-cell>
          <table:table-cell office:value-type="float" office:value="0.8913044" calcext:value-type="float">
            <text:p>0.8913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GalleryViewHolder$Anonymous5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BaseActivity.java</text:p>
          </table:table-cell>
          <table:table-cell office:value-type="string" calcext:value-type="string">
            <text:p>dev.dworks.apps.anexplorer.BaseActivity</text:p>
          </table:table-cell>
          <table:table-cell office:value-type="string" calcext:value-type="string">
            <text:p>class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2" calcext:value-type="float">
            <text:p>372</text:p>
          </table:table-cell>
          <table:table-cell office:value-type="float" office:value="0.9404762" calcext:value-type="float">
            <text:p>0.9404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DialogCommonBuilder.java</text:p>
          </table:table-cell>
          <table:table-cell office:value-type="string" calcext:value-type="string">
            <text:p>dev.dworks.apps.anexplorer.common.DialogCommonBuilder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.86500007" calcext:value-type="float">
            <text:p>0.865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MediaDocumentsProvider.java</text:p>
          </table:table-cell>
          <table:table-cell office:value-type="string" calcext:value-type="string">
            <text:p>dev.dworks.apps.anexplorer.provider.MediaDocumentsProvider$VideosBucket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fabs/FabSpeedDial.java</text:p>
          </table:table-cell>
          <table:table-cell office:value-type="string" calcext:value-type="string">
            <text:p>dev.dworks.apps.anexplorer.ui.fabs.FabSpeedDial</text:p>
          </table:table-cell>
          <table:table-cell office:value-type="string" calcext:value-type="string">
            <text:p>class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60" calcext:value-type="float">
            <text:p>260</text:p>
          </table:table-cell>
          <table:table-cell office:value-type="float" office:value="0.9113298" calcext:value-type="float">
            <text:p>0.9113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boutActivity.java</text:p>
          </table:table-cell>
          <table:table-cell office:value-type="string" calcext:value-type="string">
            <text:p>dev.dworks.apps.anexplorer.AboutActivity</text:p>
          </table:table-cell>
          <table:table-cell office:value-type="string" calcext:value-type="string">
            <text:p>clas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.85714287" calcext:value-type="float">
            <text:p>0.85714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RecentsProvider.java</text:p>
          </table:table-cell>
          <table:table-cell office:value-type="string" calcext:value-type="string">
            <text:p>dev.dworks.apps.anexplorer.provider.RecentsProvider$Anonymous2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ExternalStorageProvider.java</text:p>
          </table:table-cell>
          <table:table-cell office:value-type="string" calcext:value-type="string">
            <text:p>dev.dworks.apps.anexplorer.provider.ExternalStorageProvider$DirectoryObserv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HomeItem.java</text:p>
          </table:table-cell>
          <table:table-cell office:value-type="string" calcext:value-type="string">
            <text:p>dev.dworks.apps.anexplorer.ui.HomeItem</text:p>
          </table:table-cell>
          <table:table-cell office:value-type="string" calcext:value-type="string">
            <text:p>clas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7272728" calcext:value-type="float">
            <text:p>0.7272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CreateConnectionFragment.java</text:p>
          </table:table-cell>
          <table:table-cell office:value-type="string" calcext:value-type="string">
            <text:p>dev.dworks.apps.anexplorer.fragment.CreateConnectionFragment$CreateConnection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BaseFragment.java</text:p>
          </table:table-cell>
          <table:table-cell office:value-type="string" calcext:value-type="string">
            <text:p>dev.dworks.apps.anexplorer.common.BaseFragment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CloudStorageProvider.java</text:p>
          </table:table-cell>
          <table:table-cell office:value-type="string" calcext:value-type="string">
            <text:p>dev.dworks.apps.anexplorer.provider.CloudStorageProvider</text:p>
          </table:table-cell>
          <table:table-cell office:value-type="string" calcext:value-type="string">
            <text:p>clas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99" calcext:value-type="float">
            <text:p>299</text:p>
          </table:table-cell>
          <table:table-cell office:value-type="float" office:value="0.9440559" calcext:value-type="float">
            <text:p>0.9440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receiver/PackageReceiver.java</text:p>
          </table:table-cell>
          <table:table-cell office:value-type="string" calcext:value-type="string">
            <text:p>dev.dworks.apps.anexplorer.receiver.PackageReceiver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ppRate.java</text:p>
          </table:table-cell>
          <table:table-cell office:value-type="string" calcext:value-type="string">
            <text:p>dev.dworks.apps.anexplorer.misc.AppRate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ppRate.java</text:p>
          </table:table-cell>
          <table:table-cell office:value-type="string" calcext:value-type="string">
            <text:p>dev.dworks.apps.anexplorer.misc.AppRate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pplication.java</text:p>
          </table:table-cell>
          <table:table-cell office:value-type="string" calcext:value-type="string">
            <text:p>dev.dworks.apps.anexplorer.DocumentsApplication</text:p>
          </table:table-cell>
          <table:table-cell office:value-type="string" calcext:value-type="string">
            <text:p>class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ocumentsActivity.java</text:p>
          </table:table-cell>
          <table:table-cell office:value-type="string" calcext:value-type="string">
            <text:p>dev.dworks.apps.anexplorer.DocumentsActivity$UploadFileTask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AsyncTask.java</text:p>
          </table:table-cell>
          <table:table-cell office:value-type="string" calcext:value-type="string">
            <text:p>dev.dworks.apps.anexplorer.misc.AsyncTask$InternalHandl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SectionedListAdapter.java</text:p>
          </table:table-cell>
          <table:table-cell office:value-type="string" calcext:value-type="string">
            <text:p>dev.dworks.apps.anexplorer.adapter.SectionedListAdapter$SectionAdapter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ColorPreference.java</text:p>
          </table:table-cell>
          <table:table-cell office:value-type="string" calcext:value-type="string">
            <text:p>dev.dworks.apps.anexplorer.ui.ColorPreference</text:p>
          </table:table-cell>
          <table:table-cell office:value-type="string" calcext:value-type="string">
            <text:p>cla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0.89230776" calcext:value-type="float">
            <text:p>0.89230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ThumbnailCache.java</text:p>
          </table:table-cell>
          <table:table-cell office:value-type="string" calcext:value-type="string">
            <text:p>dev.dworks.apps.anexplorer.misc.ThumbnailCache$Result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7878788" calcext:value-type="float">
            <text:p>0.7878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odel/DocumentStack.java</text:p>
          </table:table-cell>
          <table:table-cell office:value-type="string" calcext:value-type="string">
            <text:p>dev.dworks.apps.anexplorer.model.DocumentStack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DocumentsProvider.java</text:p>
          </table:table-cell>
          <table:table-cell office:value-type="string" calcext:value-type="string">
            <text:p>dev.dworks.apps.anexplorer.provider.DocumentsProvider</text:p>
          </table:table-cell>
          <table:table-cell office:value-type="string" calcext:value-type="string">
            <text:p>class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158" calcext:value-type="float">
            <text:p>1158</text:p>
          </table:table-cell>
          <table:table-cell office:value-type="float" office:value="0.95290416" calcext:value-type="float">
            <text:p>0.95290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49" calcext:value-type="float">
            <text:p>44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ecentsCreateFragment.java</text:p>
          </table:table-cell>
          <table:table-cell office:value-type="string" calcext:value-type="string">
            <text:p>dev.dworks.apps.anexplorer.fragment.RecentsCreateFragment</text:p>
          </table:table-cell>
          <table:table-cell office:value-type="string" calcext:value-type="string">
            <text:p>clas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7083333" calcext:value-type="float">
            <text:p>0.708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SaveFragment.java</text:p>
          </table:table-cell>
          <table:table-cell office:value-type="string" calcext:value-type="string">
            <text:p>dev.dworks.apps.anexplorer.fragment.SaveFragment</text:p>
          </table:table-cell>
          <table:table-cell office:value-type="string" calcext:value-type="string">
            <text:p>cl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ExternalStorageProvider.java</text:p>
          </table:table-cell>
          <table:table-cell office:value-type="string" calcext:value-type="string">
            <text:p>dev.dworks.apps.anexplorer.provider.ExternalStorageProvider$DirectoryCurs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ommon/AppCompatPreferenceActivity.java</text:p>
          </table:table-cell>
          <table:table-cell office:value-type="string" calcext:value-type="string">
            <text:p>dev.dworks.apps.anexplorer.common.AppCompatPreferenceActivity</text:p>
          </table:table-cell>
          <table:table-cell office:value-type="string" calcext:value-type="string">
            <text:p>class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67" calcext:value-type="float">
            <text:p>167</text:p>
          </table:table-cell>
          <table:table-cell office:value-type="float" office:value="0.8947368" calcext:value-type="float">
            <text:p>0.894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common/DialogBuilder.java</text:p>
          </table:table-cell>
          <table:table-cell office:value-type="string" calcext:value-type="string">
            <text:p>DialogBuilder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CloudStorageProvider.java</text:p>
          </table:table-cell>
          <table:table-cell office:value-type="string" calcext:value-type="string">
            <text:p>dev.dworks.apps.anexplorer.provider.CloudStorageProvider$DocumentCurs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network/FTPSNetworkClient.java</text:p>
          </table:table-cell>
          <table:table-cell office:value-type="string" calcext:value-type="string">
            <text:p>dev.dworks.apps.anexplorer.network.FTPSNetworkClient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uctAddrinfo.java</text:p>
          </table:table-cell>
          <table:table-cell office:value-type="string" calcext:value-type="string">
            <text:p>dev.dworks.apps.anexplorer.libcore.io.StructAddrinfo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ListFragment.java</text:p>
          </table:table-cell>
          <table:table-cell office:value-type="string" calcext:value-type="string">
            <text:p>dev.dworks.apps.anexplorer.fragment.ListFragment$Anonymous1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MediaDocumentsProvider.java</text:p>
          </table:table-cell>
          <table:table-cell office:value-type="string" calcext:value-type="string">
            <text:p>dev.dworks.apps.anexplorer.provider.MediaDocumentsProvider$Image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common/SettingsCommonActivity.java</text:p>
          </table:table-cell>
          <table:table-cell office:value-type="string" calcext:value-type="string">
            <text:p>SettingsCommonActivity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ootsFragment.java</text:p>
          </table:table-cell>
          <table:table-cell office:value-type="string" calcext:value-type="string">
            <text:p>dev.dworks.apps.anexplorer.fragment.RootsFragment$BookmarkItem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VisibilityAwareLinearLayout.java</text:p>
          </table:table-cell>
          <table:table-cell office:value-type="string" calcext:value-type="string">
            <text:p>dev.dworks.apps.anexplorer.ui.VisibilityAwareLinearLayout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essageHolder.java</text:p>
          </table:table-cell>
          <table:table-cell office:value-type="string" calcext:value-type="string">
            <text:p>dev.dworks.apps.anexplorer.directory.MessageHolder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free/java/dev/dworks/apps/anexplorer/misc/UtilsFlavour.java</text:p>
          </table:table-cell>
          <table:table-cell office:value-type="string" calcext:value-type="string">
            <text:p>UtilsFlavour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Anonymous6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DocumentsAdapter.java</text:p>
          </table:table-cell>
          <table:table-cell office:value-type="string" calcext:value-type="string">
            <text:p>dev.dworks.apps.anexplorer.directory.DocumentsAdapter</text:p>
          </table:table-cell>
          <table:table-cell office:value-type="string" calcext:value-type="string">
            <text:p>class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.79910713" calcext:value-type="float">
            <text:p>0.79910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HomeAdapter.java</text:p>
          </table:table-cell>
          <table:table-cell office:value-type="string" calcext:value-type="string">
            <text:p>dev.dworks.apps.anexplorer.adapter.HomeAdapter$OnItemClickListener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ConnectionsAdapter.java</text:p>
          </table:table-cell>
          <table:table-cell office:value-type="string" calcext:value-type="string">
            <text:p>dev.dworks.apps.anexplorer.adapter.ConnectionsAdapter$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MultiSelectionUtil.java</text:p>
          </table:table-cell>
          <table:table-cell office:value-type="string" calcext:value-type="string">
            <text:p>dev.dworks.apps.anexplorer.misc.MultiSelectionUtil$Controll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291666" calcext:value-type="float">
            <text:p>0.7291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Snackbars.java</text:p>
          </table:table-cell>
          <table:table-cell office:value-type="string" calcext:value-type="string">
            <text:p>dev.dworks.apps.anexplorer.misc.Snackbars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cursor/FilteringCursorWrapper.java</text:p>
          </table:table-cell>
          <table:table-cell office:value-type="string" calcext:value-type="string">
            <text:p>dev.dworks.apps.anexplorer.cursor.FilteringCursorWrapper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458333" calcext:value-type="float">
            <text:p>0.64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wear/java/dev/dworks/apps/anexplorer/common/BaseCommonActivity.java</text:p>
          </table:table-cell>
          <table:table-cell office:value-type="string" calcext:value-type="string">
            <text:p>BaseCommonActivity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UsbStorageProvider.java</text:p>
          </table:table-cell>
          <table:table-cell office:value-type="string" calcext:value-type="string">
            <text:p>dev.dworks.apps.anexplorer.provider.UsbStorageProvider$UsbPartition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MediaDocumentsProvider.java</text:p>
          </table:table-cell>
          <table:table-cell office:value-type="string" calcext:value-type="string">
            <text:p>dev.dworks.apps.anexplorer.provider.MediaDocumentsProvider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35" calcext:value-type="float">
            <text:p>435</text:p>
          </table:table-cell>
          <table:table-cell office:value-type="float" office:value="0.91176474" calcext:value-type="float">
            <text:p>0.91176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89" calcext:value-type="float">
            <text:p>58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uctFlock.java</text:p>
          </table:table-cell>
          <table:table-cell office:value-type="string" calcext:value-type="string">
            <text:p>dev.dworks.apps.anexplorer.libcore.io.StructFlock</text:p>
          </table:table-cell>
          <table:table-cell office:value-type="string" calcext:value-type="string">
            <text:p>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NonMediaDocumentsProvider.java</text:p>
          </table:table-cell>
          <table:table-cell office:value-type="string" calcext:value-type="string">
            <text:p>dev.dworks.apps.anexplorer.provider.NonMediaDocumentsProvider</text:p>
          </table:table-cell>
          <table:table-cell office:value-type="string" calcext:value-type="string">
            <text:p>clas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05" calcext:value-type="float">
            <text:p>305</text:p>
          </table:table-cell>
          <table:table-cell office:value-type="float" office:value="0.9027778" calcext:value-type="float">
            <text:p>0.902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ui/RecyclerViewPlus.java</text:p>
          </table:table-cell>
          <table:table-cell office:value-type="string" calcext:value-type="string">
            <text:p>dev.dworks.apps.anexplorer.ui.RecyclerViewPlus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6984127" calcext:value-type="float">
            <text:p>0.6984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RootedStorageProvider.java</text:p>
          </table:table-cell>
          <table:table-cell office:value-type="string" calcext:value-type="string">
            <text:p>dev.dworks.apps.anexplorer.provider.RootedStorageProvider</text:p>
          </table:table-cell>
          <table:table-cell office:value-type="string" calcext:value-type="string">
            <text:p>cl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float" office:value="0.91071427" calcext:value-type="float">
            <text:p>0.9107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ecentsCreateFragment.java</text:p>
          </table:table-cell>
          <table:table-cell office:value-type="string" calcext:value-type="string">
            <text:p>dev.dworks.apps.anexplorer.fragment.RecentsCreate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fragment/RecentsCreateFragment.java</text:p>
          </table:table-cell>
          <table:table-cell office:value-type="string" calcext:value-type="string">
            <text:p>dev.dworks.apps.anexplorer.fragment.RecentsCreateFragment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root/RootFile.java</text:p>
          </table:table-cell>
          <table:table-cell office:value-type="string" calcext:value-type="string">
            <text:p>dev.dworks.apps.anexplorer.root.RootFile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8083334" calcext:value-type="float">
            <text:p>0.808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RecentsProvider.java</text:p>
          </table:table-cell>
          <table:table-cell office:value-type="string" calcext:value-type="string">
            <text:p>dev.dworks.apps.anexplorer.provider.RecentsProvider$ResumeColumns</text:p>
          </table:table-cell>
          <table:table-cell office:value-type="string" calcext:value-type="string">
            <text:p>inner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libcore/io/StructTimeval.java</text:p>
          </table:table-cell>
          <table:table-cell office:value-type="string" calcext:value-type="string">
            <text:p>dev.dworks.apps.anexplorer.libcore.io.StructTimeval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MediaDocumentsProvider.java</text:p>
          </table:table-cell>
          <table:table-cell office:value-type="string" calcext:value-type="string">
            <text:p>dev.dworks.apps.anexplorer.provider.MediaDocumentsProvider$ImagesBucket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provider/MediaDocumentsProvider.java</text:p>
          </table:table-cell>
          <table:table-cell office:value-type="string" calcext:value-type="string">
            <text:p>dev.dworks.apps.anexplorer.provider.MediaDocumentsProvider$SongQuery</text:p>
          </table:table-cell>
          <table:table-cell office:value-type="string" calcext:value-type="string">
            <text:p>interf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directory/MultiChoiceHelper.java</text:p>
          </table:table-cell>
          <table:table-cell office:value-type="string" calcext:value-type="string">
            <text:p>dev.dworks.apps.anexplorer.directory.MultiChoiceHelper$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root/RootCommands.java</text:p>
          </table:table-cell>
          <table:table-cell office:value-type="string" calcext:value-type="string">
            <text:p>dev.dworks.apps.anexplorer.root.RootCommands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1" calcext:value-type="float">
            <text:p>231</text:p>
          </table:table-cell>
          <table:table-cell office:value-type="float" office:value="0.95454544" calcext:value-type="float">
            <text:p>0.95454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adapter/ConnectionsAdapter.java</text:p>
          </table:table-cell>
          <table:table-cell office:value-type="string" calcext:value-type="string">
            <text:p>dev.dworks.apps.anexplorer.adapter.ConnectionsAdapter$OnItemClickListener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3_Android_AnExplorer/src-git/AnExplorer-master/app/src/main/java/dev/dworks/apps/anexplorer/misc/NotificationUtils.java</text:p>
          </table:table-cell>
          <table:table-cell office:value-type="string" calcext:value-type="string">
            <text:p>dev.dworks.apps.anexplorer.misc.NotificationUtils</text:p>
          </table:table-cell>
          <table:table-cell office:value-type="string" calcext:value-type="string">
            <text:p>cl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number-columns-repeated="3"/>
          <table:table-cell table:style-name="ce1" table:formula="of:=[.D1]" office:value-type="string" office:string-value="cbo" calcext:value-type="string">
            <text:p>cbo</text:p>
          </table:table-cell>
          <table:table-cell table:formula="of:=[.E1]" office:value-type="string" office:string-value="cboModified" calcext:value-type="string">
            <text:p>cboModified</text:p>
          </table:table-cell>
          <table:table-cell table:formula="of:=[.F1]" office:value-type="string" office:string-value="fanin" calcext:value-type="string">
            <text:p>fanin</text:p>
          </table:table-cell>
          <table:table-cell table:formula="of:=[.G1]" office:value-type="string" office:string-value="fanout" calcext:value-type="string">
            <text:p>fanout</text:p>
          </table:table-cell>
          <table:table-cell table:style-name="ce1" table:formula="of:=[.H1]" office:value-type="string" office:string-value="wmc" calcext:value-type="string">
            <text:p>wmc</text:p>
          </table:table-cell>
          <table:table-cell table:style-name="ce1" table:formula="of:=[.I1]" office:value-type="string" office:string-value="dit" calcext:value-type="string">
            <text:p>dit</text:p>
          </table:table-cell>
          <table:table-cell table:style-name="ce1" table:formula="of:=[.J1]" office:value-type="string" office:string-value="noc" calcext:value-type="string">
            <text:p>noc</text:p>
          </table:table-cell>
          <table:table-cell table:style-name="ce1" table:formula="of:=[.K1]" office:value-type="string" office:string-value="rfc" calcext:value-type="string">
            <text:p>rfc</text:p>
          </table:table-cell>
          <table:table-cell table:formula="of:=[.L1]" office:value-type="string" office:string-value="lcom" calcext:value-type="string">
            <text:p>lcom</text:p>
          </table:table-cell>
          <table:table-cell table:formula="of:=[.M1]" office:value-type="string" office:string-value="lcom*" calcext:value-type="string">
            <text:p>lcom*</text:p>
          </table:table-cell>
          <table:table-cell table:formula="of:=[.N1]" office:value-type="string" office:string-value="tcc" calcext:value-type="string">
            <text:p>tcc</text:p>
          </table:table-cell>
          <table:table-cell table:formula="of:=[.O1]" office:value-type="string" office:string-value="lcc" calcext:value-type="string">
            <text:p>lcc</text:p>
          </table:table-cell>
          <table:table-cell table:style-name="ce1" table:formula="of:=[.P1]" office:value-type="string" office:string-value="totalMethodsQty" calcext:value-type="string">
            <text:p>totalMethodsQty</text:p>
          </table:table-cell>
          <table:table-cell table:formula="of:=[.Q1]" office:value-type="string" office:string-value="staticMethodsQty" calcext:value-type="string">
            <text:p>staticMethodsQty</text:p>
          </table:table-cell>
          <table:table-cell table:formula="of:=[.R1]" office:value-type="string" office:string-value="publicMethodsQty" calcext:value-type="string">
            <text:p>publicMethodsQty</text:p>
          </table:table-cell>
          <table:table-cell table:formula="of:=[.S1]" office:value-type="string" office:string-value="privateMethodsQty" calcext:value-type="string">
            <text:p>privateMethodsQty</text:p>
          </table:table-cell>
          <table:table-cell table:formula="of:=[.T1]" office:value-type="string" office:string-value="protectedMethodsQty" calcext:value-type="string">
            <text:p>protectedMethodsQty</text:p>
          </table:table-cell>
          <table:table-cell table:formula="of:=[.U1]" office:value-type="string" office:string-value="defaultMethodsQty" calcext:value-type="string">
            <text:p>defaultMethodsQty</text:p>
          </table:table-cell>
          <table:table-cell table:formula="of:=[.V1]" office:value-type="string" office:string-value="visibleMethodsQty" calcext:value-type="string">
            <text:p>visibleMethodsQty</text:p>
          </table:table-cell>
          <table:table-cell table:formula="of:=[.W1]" office:value-type="string" office:string-value="abstractMethodsQty" calcext:value-type="string">
            <text:p>abstractMethodsQty</text:p>
          </table:table-cell>
          <table:table-cell table:formula="of:=[.X1]" office:value-type="string" office:string-value="finalMethodsQty" calcext:value-type="string">
            <text:p>finalMethodsQty</text:p>
          </table:table-cell>
          <table:table-cell table:formula="of:=[.Y1]" office:value-type="string" office:string-value="synchronizedMethodsQty" calcext:value-type="string">
            <text:p>synchronizedMethodsQty</text:p>
          </table:table-cell>
          <table:table-cell table:formula="of:=[.Z1]" office:value-type="string" office:string-value="totalFieldsQty" calcext:value-type="string">
            <text:p>totalFieldsQty</text:p>
          </table:table-cell>
          <table:table-cell table:formula="of:=[.AA1]" office:value-type="string" office:string-value="staticFieldsQty" calcext:value-type="string">
            <text:p>staticFieldsQty</text:p>
          </table:table-cell>
          <table:table-cell table:formula="of:=[.AB1]" office:value-type="string" office:string-value="publicFieldsQty" calcext:value-type="string">
            <text:p>publicFieldsQty</text:p>
          </table:table-cell>
          <table:table-cell table:formula="of:=[.AC1]" office:value-type="string" office:string-value="privateFieldsQty" calcext:value-type="string">
            <text:p>privateFieldsQty</text:p>
          </table:table-cell>
          <table:table-cell table:formula="of:=[.AD1]" office:value-type="string" office:string-value="protectedFieldsQty" calcext:value-type="string">
            <text:p>protectedFieldsQty</text:p>
          </table:table-cell>
          <table:table-cell table:formula="of:=[.AE1]" office:value-type="string" office:string-value="defaultFieldsQty" calcext:value-type="string">
            <text:p>defaultFieldsQty</text:p>
          </table:table-cell>
          <table:table-cell table:formula="of:=[.AF1]" office:value-type="string" office:string-value="finalFieldsQty" calcext:value-type="string">
            <text:p>finalFieldsQty</text:p>
          </table:table-cell>
          <table:table-cell table:formula="of:=[.AG1]" office:value-type="string" office:string-value="synchronizedFieldsQty" calcext:value-type="string">
            <text:p>synchronizedFieldsQty</text:p>
          </table:table-cell>
          <table:table-cell table:formula="of:=[.AH1]" office:value-type="string" office:string-value="nosi" calcext:value-type="string">
            <text:p>nosi</text:p>
          </table:table-cell>
          <table:table-cell table:style-name="ce1" table:formula="of:=[.AI1]" office:value-type="string" office:string-value="loc" calcext:value-type="string">
            <text:p>loc</text:p>
          </table:table-cell>
          <table:table-cell table:formula="of:=[.AJ1]" office:value-type="string" office:string-value="returnQty" calcext:value-type="string">
            <text:p>returnQty</text:p>
          </table:table-cell>
          <table:table-cell table:formula="of:=[.AK1]" office:value-type="string" office:string-value="loopQty" calcext:value-type="string">
            <text:p>loopQty</text:p>
          </table:table-cell>
          <table:table-cell table:formula="of:=[.AL1]" office:value-type="string" office:string-value="comparisonsQty" calcext:value-type="string">
            <text:p>comparisonsQty</text:p>
          </table:table-cell>
          <table:table-cell table:formula="of:=[.AM1]" office:value-type="string" office:string-value="tryCatchQty" calcext:value-type="string">
            <text:p>tryCatchQty</text:p>
          </table:table-cell>
          <table:table-cell table:formula="of:=[.AN1]" office:value-type="string" office:string-value="parenthesizedExpsQty" calcext:value-type="string">
            <text:p>parenthesizedExpsQty</text:p>
          </table:table-cell>
          <table:table-cell table:formula="of:=[.AO1]" office:value-type="string" office:string-value="stringLiteralsQty" calcext:value-type="string">
            <text:p>stringLiteralsQty</text:p>
          </table:table-cell>
          <table:table-cell table:formula="of:=[.AP1]" office:value-type="string" office:string-value="numbersQty" calcext:value-type="string">
            <text:p>numbersQty</text:p>
          </table:table-cell>
          <table:table-cell table:formula="of:=[.AQ1]" office:value-type="string" office:string-value="assignmentsQty" calcext:value-type="string">
            <text:p>assignmentsQty</text:p>
          </table:table-cell>
          <table:table-cell table:formula="of:=[.AR1]" office:value-type="string" office:string-value="mathOperationsQty" calcext:value-type="string">
            <text:p>mathOperationsQty</text:p>
          </table:table-cell>
          <table:table-cell table:formula="of:=[.AS1]" office:value-type="string" office:string-value="variablesQty" calcext:value-type="string">
            <text:p>variablesQty</text:p>
          </table:table-cell>
          <table:table-cell table:formula="of:=[.AT1]" office:value-type="string" office:string-value="maxNestedBlocksQty" calcext:value-type="string">
            <text:p>maxNestedBlocksQty</text:p>
          </table:table-cell>
          <table:table-cell table:formula="of:=[.AU1]" office:value-type="string" office:string-value="anonymousClassesQty" calcext:value-type="string">
            <text:p>anonymousClassesQty</text:p>
          </table:table-cell>
          <table:table-cell table:formula="of:=[.AV1]" office:value-type="string" office:string-value="innerClassesQty" calcext:value-type="string">
            <text:p>innerClassesQty</text:p>
          </table:table-cell>
          <table:table-cell table:formula="of:=[.AW1]" office:value-type="string" office:string-value="lambdasQty" calcext:value-type="string">
            <text:p>lambdasQty</text:p>
          </table:table-cell>
          <table:table-cell table:formula="of:=[.AX1]" office:value-type="string" office:string-value="uniqueWordsQty" calcext:value-type="string">
            <text:p>uniqueWordsQty</text:p>
          </table:table-cell>
          <table:table-cell table:formula="of:=[.AY1]" office:value-type="string" office:string-value="modifiers" calcext:value-type="string">
            <text:p>modifiers</text:p>
          </table:table-cell>
          <table:table-cell table:formula="of:=[.AZ1]" office:value-type="string" office:string-value="logStatementsQty" calcext:value-type="string">
            <text:p>logStatementsQty</text:p>
          </table:table-cell>
        </table:table-row>
        <table:table-row table:style-name="ro1">
          <table:table-cell table:number-columns-repeated="3"/>
          <table:table-cell table:style-name="ce1" table:formula="of:=SUM([.D2:.D549])" office:value-type="float" office:value="3503" calcext:value-type="float">
            <text:p>3503</text:p>
          </table:table-cell>
          <table:table-cell table:formula="of:=SUM([.E2:.E549])" office:value-type="float" office:value="4884" calcext:value-type="float">
            <text:p>4884</text:p>
          </table:table-cell>
          <table:table-cell table:formula="of:=SUM([.F2:.F549])" office:value-type="float" office:value="1335" calcext:value-type="float">
            <text:p>1335</text:p>
          </table:table-cell>
          <table:table-cell table:formula="of:=SUM([.G2:.G549])" office:value-type="float" office:value="3549" calcext:value-type="float">
            <text:p>3549</text:p>
          </table:table-cell>
          <table:table-cell table:style-name="ce1" table:formula="of:=SUM([.H2:.H549])" office:value-type="float" office:value="7736" calcext:value-type="float">
            <text:p>7736</text:p>
          </table:table-cell>
          <table:table-cell table:style-name="ce1" table:formula="of:=SUM([.I2:.I549])" office:value-type="float" office:value="941" calcext:value-type="float">
            <text:p>941</text:p>
          </table:table-cell>
          <table:table-cell table:style-name="ce1" table:formula="of:=SUM([.J2:.J549])" office:value-type="float" office:value="74" calcext:value-type="float">
            <text:p>74</text:p>
          </table:table-cell>
          <table:table-cell table:style-name="ce1" table:formula="of:=SUM([.K2:.K549])" office:value-type="float" office:value="7014" calcext:value-type="float">
            <text:p>7014</text:p>
          </table:table-cell>
          <table:table-cell table:formula="of:=SUM([.L2:.L549])" office:value-type="float" office:value="23306" calcext:value-type="float">
            <text:p>23306</text:p>
          </table:table-cell>
          <table:table-cell table:formula="of:=SUM([.M2:.M549])" office:value-type="float" office:value="147.613179927" calcext:value-type="float">
            <text:p>147.613179927</text:p>
          </table:table-cell>
          <table:table-cell table:formula="of:=SUM([.N2:.N549])" office:value-type="float" office:value="-44" calcext:value-type="float">
            <text:p>-44</text:p>
          </table:table-cell>
          <table:table-cell table:formula="of:=SUM([.O2:.O549])" office:value-type="float" office:value="-44" calcext:value-type="float">
            <text:p>-44</text:p>
          </table:table-cell>
          <table:table-cell table:style-name="ce1" table:formula="of:=SUM([.P2:.P549])" office:value-type="float" office:value="3424" calcext:value-type="float">
            <text:p>3424</text:p>
          </table:table-cell>
          <table:table-cell table:formula="of:=SUM([.Q2:.Q549])" office:value-type="float" office:value="745" calcext:value-type="float">
            <text:p>745</text:p>
          </table:table-cell>
          <table:table-cell table:formula="of:=SUM([.R2:.R549])" office:value-type="float" office:value="2682" calcext:value-type="float">
            <text:p>2682</text:p>
          </table:table-cell>
          <table:table-cell table:formula="of:=SUM([.S2:.S549])" office:value-type="float" office:value="462" calcext:value-type="float">
            <text:p>462</text:p>
          </table:table-cell>
          <table:table-cell table:formula="of:=SUM([.T2:.T549])" office:value-type="float" office:value="195" calcext:value-type="float">
            <text:p>195</text:p>
          </table:table-cell>
          <table:table-cell table:formula="of:=SUM([.U2:.U549])" office:value-type="float" office:value="85" calcext:value-type="float">
            <text:p>85</text:p>
          </table:table-cell>
          <table:table-cell table:formula="of:=SUM([.V2:.V549])" office:value-type="float" office:value="2976" calcext:value-type="float">
            <text:p>2976</text:p>
          </table:table-cell>
          <table:table-cell table:formula="of:=SUM([.W2:.W549])" office:value-type="float" office:value="72" calcext:value-type="float">
            <text:p>72</text:p>
          </table:table-cell>
          <table:table-cell table:formula="of:=SUM([.X2:.X549])" office:value-type="float" office:value="35" calcext:value-type="float">
            <text:p>35</text:p>
          </table:table-cell>
          <table:table-cell table:formula="of:=SUM([.Y2:.Y549])" office:value-type="float" office:value="7" calcext:value-type="float">
            <text:p>7</text:p>
          </table:table-cell>
          <table:table-cell table:formula="of:=SUM([.Z2:.Z549])" office:value-type="float" office:value="2257" calcext:value-type="float">
            <text:p>2257</text:p>
          </table:table-cell>
          <table:table-cell table:formula="of:=SUM([.AA2:.AA549])" office:value-type="float" office:value="1117" calcext:value-type="float">
            <text:p>1117</text:p>
          </table:table-cell>
          <table:table-cell table:formula="of:=SUM([.AB2:.AB549])" office:value-type="float" office:value="1018" calcext:value-type="float">
            <text:p>1018</text:p>
          </table:table-cell>
          <table:table-cell table:formula="of:=SUM([.AC2:.AC549])" office:value-type="float" office:value="1072" calcext:value-type="float">
            <text:p>1072</text:p>
          </table:table-cell>
          <table:table-cell table:formula="of:=SUM([.AD2:.AD549])" office:value-type="float" office:value="47" calcext:value-type="float">
            <text:p>47</text:p>
          </table:table-cell>
          <table:table-cell table:formula="of:=SUM([.AE2:.AE549])" office:value-type="float" office:value="120" calcext:value-type="float">
            <text:p>120</text:p>
          </table:table-cell>
          <table:table-cell table:formula="of:=SUM([.AF2:.AF549])" office:value-type="float" office:value="1409" calcext:value-type="float">
            <text:p>1409</text:p>
          </table:table-cell>
          <table:table-cell table:formula="of:=SUM([.AG2:.AG549])" office:value-type="float" office:value="0" calcext:value-type="float">
            <text:p>0</text:p>
          </table:table-cell>
          <table:table-cell table:formula="of:=SUM([.AH2:.AH549])" office:value-type="float" office:value="2691" calcext:value-type="float">
            <text:p>2691</text:p>
          </table:table-cell>
          <table:table-cell table:style-name="ce1" table:formula="of:=SUM([.AI2:.AI549])" office:value-type="float" office:value="37673" calcext:value-type="float">
            <text:p>37673</text:p>
          </table:table-cell>
          <table:table-cell table:formula="of:=SUM([.AJ2:.AJ549])" office:value-type="float" office:value="2682" calcext:value-type="float">
            <text:p>2682</text:p>
          </table:table-cell>
          <table:table-cell table:formula="of:=SUM([.AK2:.AK549])" office:value-type="float" office:value="284" calcext:value-type="float">
            <text:p>284</text:p>
          </table:table-cell>
          <table:table-cell table:formula="of:=SUM([.AL2:.AL549])" office:value-type="float" office:value="1586" calcext:value-type="float">
            <text:p>1586</text:p>
          </table:table-cell>
          <table:table-cell table:formula="of:=SUM([.AM2:.AM549])" office:value-type="float" office:value="331" calcext:value-type="float">
            <text:p>331</text:p>
          </table:table-cell>
          <table:table-cell table:formula="of:=SUM([.AN2:.AN549])" office:value-type="float" office:value="510" calcext:value-type="float">
            <text:p>510</text:p>
          </table:table-cell>
          <table:table-cell table:formula="of:=SUM([.AO2:.AO549])" office:value-type="float" office:value="2309" calcext:value-type="float">
            <text:p>2309</text:p>
          </table:table-cell>
          <table:table-cell table:formula="of:=SUM([.AP2:.AP549])" office:value-type="float" office:value="2233" calcext:value-type="float">
            <text:p>2233</text:p>
          </table:table-cell>
          <table:table-cell table:formula="of:=SUM([.AQ2:.AQ549])" office:value-type="float" office:value="6949" calcext:value-type="float">
            <text:p>6949</text:p>
          </table:table-cell>
          <table:table-cell table:formula="of:=SUM([.AR2:.AR549])" office:value-type="float" office:value="1221" calcext:value-type="float">
            <text:p>1221</text:p>
          </table:table-cell>
          <table:table-cell table:formula="of:=SUM([.AS2:.AS549])" office:value-type="float" office:value="5382" calcext:value-type="float">
            <text:p>5382</text:p>
          </table:table-cell>
          <table:table-cell table:formula="of:=SUM([.AT2:.AT549])" office:value-type="float" office:value="559" calcext:value-type="float">
            <text:p>559</text:p>
          </table:table-cell>
          <table:table-cell table:formula="of:=SUM([.AU2:.AU549])" office:value-type="float" office:value="143" calcext:value-type="float">
            <text:p>143</text:p>
          </table:table-cell>
          <table:table-cell table:formula="of:=SUM([.AV2:.AV549])" office:value-type="float" office:value="139" calcext:value-type="float">
            <text:p>139</text:p>
          </table:table-cell>
          <table:table-cell table:formula="of:=SUM([.AW2:.AW549])" office:value-type="float" office:value="0" calcext:value-type="float">
            <text:p>0</text:p>
          </table:table-cell>
          <table:table-cell table:formula="of:=SUM([.AX2:.AX549])" office:value-type="float" office:value="24269" calcext:value-type="float">
            <text:p>24269</text:p>
          </table:table-cell>
          <table:table-cell table:formula="of:=SUM([.AY2:.AY549])" office:value-type="float" office:value="28131" calcext:value-type="float">
            <text:p>28131</text:p>
          </table:table-cell>
          <table:table-cell table:formula="of:=SUM([.AZ2:.AZ549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21:22:11.187761216</dc:date>
    <meta:editing-duration>PT2M8S</meta:editing-duration>
    <meta:editing-cycles>1</meta:editing-cycles>
    <meta:document-statistic meta:table-count="1" meta:cell-count="28646" meta:object-count="0"/>
    <meta:generator>LibreOffice/24.8.0.3$Linux_X86_64 LibreOffice_project/0bdf1299c94fe897b119f97f3c613e9dca6be583</meta:generator>
  </office:meta>
</office:document-meta>
</file>